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25-09-05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37864" calcext:value-type="float">
            <text:p>16.43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25-06-25 18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692" calcext:value-type="float">
            <text:p>9.64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25-03-28 14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14064" calcext:value-type="float">
            <text:p>16.51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24-10-24 17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6776" calcext:value-type="float">
            <text:p>16.87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24-08-07 16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81704" calcext:value-type="float">
            <text:p>16.68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24-03-27 17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25672" calcext:value-type="float">
            <text:p>16.42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23-09-19 14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4876" calcext:value-type="float">
            <text:p>16.74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23-07-27 14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6776" calcext:value-type="float">
            <text:p>16.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23-03-21 15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4696" calcext:value-type="float">
            <text:p>15.47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22-12-07 19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89096" calcext:value-type="float">
            <text:p>16.38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22-09-21 15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62248" calcext:value-type="float">
            <text:p>16.46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22-05-12 17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3352" calcext:value-type="float">
            <text:p>16.91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22-02-18 19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18864" calcext:value-type="float">
            <text:p>16.81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21-11-03 15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24248" calcext:value-type="float">
            <text:p>17.22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21-08-18 16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41952" calcext:value-type="float">
            <text:p>17.14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21-03-05 19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456" calcext:value-type="float">
            <text:p>17.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20-09-29 14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43448" calcext:value-type="float">
            <text:p>18.44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20-06-16 18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33008" calcext:value-type="float">
            <text:p>18.73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20-02-18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35928" calcext:value-type="float">
            <text:p>19.23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9-1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47864" calcext:value-type="float">
            <text:p>20.24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9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32624" calcext:value-type="float">
            <text:p>20.23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35672" calcext:value-type="float">
            <text:p>20.23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9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87488" calcext:value-type="float">
            <text:p>20.28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9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1492" calcext:value-type="float">
            <text:p>20.31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9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05776" calcext:value-type="float">
            <text:p>20.30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9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81392" calcext:value-type="float">
            <text:p>20.28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9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93584" calcext:value-type="float">
            <text:p>20.29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9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27112" calcext:value-type="float">
            <text:p>20.32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9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33208" calcext:value-type="float">
            <text:p>20.33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9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54544" calcext:value-type="float">
            <text:p>20.35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9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72832" calcext:value-type="float">
            <text:p>20.37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9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63688" calcext:value-type="float">
            <text:p>20.36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9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27112" calcext:value-type="float">
            <text:p>20.32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9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05776" calcext:value-type="float">
            <text:p>20.30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9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9968" calcext:value-type="float">
            <text:p>20.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9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02728" calcext:value-type="float">
            <text:p>20.30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9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02728" calcext:value-type="float">
            <text:p>20.30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9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90536" calcext:value-type="float">
            <text:p>20.29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9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81392" calcext:value-type="float">
            <text:p>20.28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9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75296" calcext:value-type="float">
            <text:p>20.27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9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3872" calcext:value-type="float">
            <text:p>20.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9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57008" calcext:value-type="float">
            <text:p>20.25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9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75296" calcext:value-type="float">
            <text:p>20.27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9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90536" calcext:value-type="float">
            <text:p>20.29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9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90536" calcext:value-type="float">
            <text:p>20.29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9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08824" calcext:value-type="float">
            <text:p>20.30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9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17968" calcext:value-type="float">
            <text:p>20.31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9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27112" calcext:value-type="float">
            <text:p>20.32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9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69784" calcext:value-type="float">
            <text:p>20.36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9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12456" calcext:value-type="float">
            <text:p>20.41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9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49032" calcext:value-type="float">
            <text:p>20.44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70368" calcext:value-type="float">
            <text:p>20.47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9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73416" calcext:value-type="float">
            <text:p>20.47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9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19136" calcext:value-type="float">
            <text:p>20.51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9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46568" calcext:value-type="float">
            <text:p>20.54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9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70952" calcext:value-type="float">
            <text:p>20.57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9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70952" calcext:value-type="float">
            <text:p>20.57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9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25816" calcext:value-type="float">
            <text:p>20.62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9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86776" calcext:value-type="float">
            <text:p>20.68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9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05064" calcext:value-type="float">
            <text:p>20.70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9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05064" calcext:value-type="float">
            <text:p>20.70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9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83728" calcext:value-type="float">
            <text:p>20.68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9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9592" calcext:value-type="float">
            <text:p>20.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9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8068" calcext:value-type="float">
            <text:p>20.68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9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83728" calcext:value-type="float">
            <text:p>20.68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9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05064" calcext:value-type="float">
            <text:p>20.70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9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20304" calcext:value-type="float">
            <text:p>20.72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9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53832" calcext:value-type="float">
            <text:p>20.75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9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99552" calcext:value-type="float">
            <text:p>20.79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9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08696" calcext:value-type="float">
            <text:p>20.80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9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23936" calcext:value-type="float">
            <text:p>20.82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9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6128" calcext:value-type="float">
            <text:p>20.83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9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66608" calcext:value-type="float">
            <text:p>20.86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9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90992" calcext:value-type="float">
            <text:p>20.89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9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3184" calcext:value-type="float">
            <text:p>20.90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9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15376" calcext:value-type="float">
            <text:p>20.91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9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2452" calcext:value-type="float">
            <text:p>20.92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9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0616" calcext:value-type="float">
            <text:p>20.93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9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42808" calcext:value-type="float">
            <text:p>20.94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9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42808" calcext:value-type="float">
            <text:p>20.94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9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976" calcext:value-type="float">
            <text:p>20.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9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64144" calcext:value-type="float">
            <text:p>20.96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8548" calcext:value-type="float">
            <text:p>20.98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9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97672" calcext:value-type="float">
            <text:p>20.99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9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94624" calcext:value-type="float">
            <text:p>20.99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9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88528" calcext:value-type="float">
            <text:p>20.98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9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91576" calcext:value-type="float">
            <text:p>20.99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9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072" calcext:value-type="float">
            <text:p>21.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9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6816" calcext:value-type="float">
            <text:p>21.00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9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25104" calcext:value-type="float">
            <text:p>21.02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9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3392" calcext:value-type="float">
            <text:p>21.04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9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70824" calcext:value-type="float">
            <text:p>21.07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9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89112" calcext:value-type="float">
            <text:p>21.08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9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01304" calcext:value-type="float">
            <text:p>21.10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9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16544" calcext:value-type="float">
            <text:p>21.11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9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40928" calcext:value-type="float">
            <text:p>21.14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9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6168" calcext:value-type="float">
            <text:p>21.15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9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62264" calcext:value-type="float">
            <text:p>21.16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9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74456" calcext:value-type="float">
            <text:p>21.17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9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77504" calcext:value-type="float">
            <text:p>21.17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9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9696" calcext:value-type="float">
            <text:p>21.18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9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04936" calcext:value-type="float">
            <text:p>21.20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9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1408" calcext:value-type="float">
            <text:p>21.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9-09-09 15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35416" calcext:value-type="float">
            <text:p>21.23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9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35416" calcext:value-type="float">
            <text:p>21.23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9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3704" calcext:value-type="float">
            <text:p>21.25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9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7504" calcext:value-type="float">
            <text:p>21.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9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87232" calcext:value-type="float">
            <text:p>21.28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9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3328" calcext:value-type="float">
            <text:p>21.29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9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3328" calcext:value-type="float">
            <text:p>21.29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9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8568" calcext:value-type="float">
            <text:p>21.30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9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6856" calcext:value-type="float">
            <text:p>21.32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2952" calcext:value-type="float">
            <text:p>21.33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9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45144" calcext:value-type="float">
            <text:p>21.34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9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0384" calcext:value-type="float">
            <text:p>21.36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9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84768" calcext:value-type="float">
            <text:p>21.38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9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9696" calcext:value-type="float">
            <text:p>21.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9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9696" calcext:value-type="float">
            <text:p>21.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9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4392" calcext:value-type="float">
            <text:p>21.42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9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54872" calcext:value-type="float">
            <text:p>21.45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9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316" calcext:value-type="float">
            <text:p>21.47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9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85352" calcext:value-type="float">
            <text:p>21.48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9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9736" calcext:value-type="float">
            <text:p>21.50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9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21928" calcext:value-type="float">
            <text:p>21.52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9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24976" calcext:value-type="float">
            <text:p>21.52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9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1888" calcext:value-type="float">
            <text:p>21.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9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9736" calcext:value-type="float">
            <text:p>21.50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9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364" calcext:value-type="float">
            <text:p>21.50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9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97544" calcext:value-type="float">
            <text:p>21.49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9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0592" calcext:value-type="float">
            <text:p>21.50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9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364" calcext:value-type="float">
            <text:p>21.50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9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0592" calcext:value-type="float">
            <text:p>21.50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9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364" calcext:value-type="float">
            <text:p>21.50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9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97544" calcext:value-type="float">
            <text:p>21.49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9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82304" calcext:value-type="float">
            <text:p>21.48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9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64016" calcext:value-type="float">
            <text:p>21.46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9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45728" calcext:value-type="float">
            <text:p>21.44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9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6584" calcext:value-type="float">
            <text:p>21.43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9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0488" calcext:value-type="float">
            <text:p>21.43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9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1344" calcext:value-type="float">
            <text:p>21.42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9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0008" calcext:value-type="float">
            <text:p>21.40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9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0008" calcext:value-type="float">
            <text:p>21.40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9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0008" calcext:value-type="float">
            <text:p>21.40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87816" calcext:value-type="float">
            <text:p>21.38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9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648" calcext:value-type="float">
            <text:p>21.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9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54288" calcext:value-type="float">
            <text:p>21.35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9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48192" calcext:value-type="float">
            <text:p>21.34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9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6" calcext:value-type="float">
            <text:p>21.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9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11616" calcext:value-type="float">
            <text:p>21.31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9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84184" calcext:value-type="float">
            <text:p>21.28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9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62848" calcext:value-type="float">
            <text:p>21.26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9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41512" calcext:value-type="float">
            <text:p>21.24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9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932" calcext:value-type="float">
            <text:p>21.22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9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3224" calcext:value-type="float">
            <text:p>21.22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9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1408" calcext:value-type="float">
            <text:p>21.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9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04936" calcext:value-type="float">
            <text:p>21.20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9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95792" calcext:value-type="float">
            <text:p>21.19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9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92744" calcext:value-type="float">
            <text:p>21.19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9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9696" calcext:value-type="float">
            <text:p>21.18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9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9696" calcext:value-type="float">
            <text:p>21.18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9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04936" calcext:value-type="float">
            <text:p>21.20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9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9884" calcext:value-type="float">
            <text:p>21.19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9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07984" calcext:value-type="float">
            <text:p>21.20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9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0176" calcext:value-type="float">
            <text:p>21.22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9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32368" calcext:value-type="float">
            <text:p>21.23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9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6272" calcext:value-type="float">
            <text:p>21.22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9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0176" calcext:value-type="float">
            <text:p>21.22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9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0176" calcext:value-type="float">
            <text:p>21.22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9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3224" calcext:value-type="float">
            <text:p>21.22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9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17128" calcext:value-type="float">
            <text:p>21.21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9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04936" calcext:value-type="float">
            <text:p>21.20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9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01888" calcext:value-type="float">
            <text:p>21.20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9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07984" calcext:value-type="float">
            <text:p>21.20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9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17128" calcext:value-type="float">
            <text:p>21.21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3224" calcext:value-type="float">
            <text:p>21.22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9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35416" calcext:value-type="float">
            <text:p>21.23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9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3704" calcext:value-type="float">
            <text:p>21.25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9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65896" calcext:value-type="float">
            <text:p>21.26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9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68944" calcext:value-type="float">
            <text:p>21.26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9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62848" calcext:value-type="float">
            <text:p>21.26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9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47608" calcext:value-type="float">
            <text:p>21.24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9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38464" calcext:value-type="float">
            <text:p>21.23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9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35416" calcext:value-type="float">
            <text:p>21.23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9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6272" calcext:value-type="float">
            <text:p>21.22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9-06-20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3224" calcext:value-type="float">
            <text:p>21.22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9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07984" calcext:value-type="float">
            <text:p>21.20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9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07984" calcext:value-type="float">
            <text:p>21.20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9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17128" calcext:value-type="float">
            <text:p>21.21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9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3224" calcext:value-type="float">
            <text:p>21.22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9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6272" calcext:value-type="float">
            <text:p>21.22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9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6272" calcext:value-type="float">
            <text:p>21.22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9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0176" calcext:value-type="float">
            <text:p>21.22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9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17128" calcext:value-type="float">
            <text:p>21.21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9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0176" calcext:value-type="float">
            <text:p>21.22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9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0176" calcext:value-type="float">
            <text:p>21.22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9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1408" calcext:value-type="float">
            <text:p>21.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9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1408" calcext:value-type="float">
            <text:p>21.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9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32368" calcext:value-type="float">
            <text:p>21.23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9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62848" calcext:value-type="float">
            <text:p>21.26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9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48192" calcext:value-type="float">
            <text:p>21.34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9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3432" calcext:value-type="float">
            <text:p>21.36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9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48192" calcext:value-type="float">
            <text:p>21.34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9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2952" calcext:value-type="float">
            <text:p>21.33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9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6856" calcext:value-type="float">
            <text:p>21.32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2952" calcext:value-type="float">
            <text:p>21.33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9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2952" calcext:value-type="float">
            <text:p>21.33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9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3808" calcext:value-type="float">
            <text:p>21.32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9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6856" calcext:value-type="float">
            <text:p>21.32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9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2952" calcext:value-type="float">
            <text:p>21.33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9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45144" calcext:value-type="float">
            <text:p>21.34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9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5124" calcext:value-type="float">
            <text:p>21.35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9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57336" calcext:value-type="float">
            <text:p>21.35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9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3432" calcext:value-type="float">
            <text:p>21.36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9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48192" calcext:value-type="float">
            <text:p>21.34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9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6856" calcext:value-type="float">
            <text:p>21.32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9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5124" calcext:value-type="float">
            <text:p>21.35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9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9528" calcext:value-type="float">
            <text:p>21.36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9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78672" calcext:value-type="float">
            <text:p>21.37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9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93912" calcext:value-type="float">
            <text:p>21.39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9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9152" calcext:value-type="float">
            <text:p>21.40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9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18296" calcext:value-type="float">
            <text:p>21.41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9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122" calcext:value-type="float">
            <text:p>21.41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9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93912" calcext:value-type="float">
            <text:p>21.39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9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84768" calcext:value-type="float">
            <text:p>21.38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9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122" calcext:value-type="float">
            <text:p>21.41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9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51824" calcext:value-type="float">
            <text:p>21.45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9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97544" calcext:value-type="float">
            <text:p>21.49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9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3412" calcext:value-type="float">
            <text:p>21.53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9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55456" calcext:value-type="float">
            <text:p>21.55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9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58504" calcext:value-type="float">
            <text:p>21.55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9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3264" calcext:value-type="float">
            <text:p>21.54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9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0216" calcext:value-type="float">
            <text:p>21.54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9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646" calcext:value-type="float">
            <text:p>21.56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9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0696" calcext:value-type="float">
            <text:p>21.57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9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67648" calcext:value-type="float">
            <text:p>21.56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646" calcext:value-type="float">
            <text:p>21.56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9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52408" calcext:value-type="float">
            <text:p>21.55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9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31072" calcext:value-type="float">
            <text:p>21.53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9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1888" calcext:value-type="float">
            <text:p>21.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9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9736" calcext:value-type="float">
            <text:p>21.50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9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6208" calcext:value-type="float">
            <text:p>21.47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9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94496" calcext:value-type="float">
            <text:p>21.49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9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15832" calcext:value-type="float">
            <text:p>21.51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9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3412" calcext:value-type="float">
            <text:p>21.53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9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0216" calcext:value-type="float">
            <text:p>21.54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9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0216" calcext:value-type="float">
            <text:p>21.54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9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37168" calcext:value-type="float">
            <text:p>21.53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9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58504" calcext:value-type="float">
            <text:p>21.55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9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2556" calcext:value-type="float">
            <text:p>21.62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9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59088" calcext:value-type="float">
            <text:p>21.65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9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7128" calcext:value-type="float">
            <text:p>21.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9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6896" calcext:value-type="float">
            <text:p>21.64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9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3848" calcext:value-type="float">
            <text:p>21.64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9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92616" calcext:value-type="float">
            <text:p>21.69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9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83472" calcext:value-type="float">
            <text:p>21.68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9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04808" calcext:value-type="float">
            <text:p>21.70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9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0048" calcext:value-type="float">
            <text:p>21.72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9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0048" calcext:value-type="float">
            <text:p>21.72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9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44432" calcext:value-type="float">
            <text:p>21.74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9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41384" calcext:value-type="float">
            <text:p>21.74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9-04-05 16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3576" calcext:value-type="float">
            <text:p>21.75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9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6624" calcext:value-type="float">
            <text:p>21.75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9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0844" calcext:value-type="float">
            <text:p>21.80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9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0844" calcext:value-type="float">
            <text:p>21.80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9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02344" calcext:value-type="float">
            <text:p>21.80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05392" calcext:value-type="float">
            <text:p>21.80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9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84056" calcext:value-type="float">
            <text:p>21.78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9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14536" calcext:value-type="float">
            <text:p>21.81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9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5416" calcext:value-type="float">
            <text:p>21.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9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72448" calcext:value-type="float">
            <text:p>21.87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9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78544" calcext:value-type="float">
            <text:p>21.87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9-03-25 15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3784" calcext:value-type="float">
            <text:p>21.89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9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0736" calcext:value-type="float">
            <text:p>21.89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9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05976" calcext:value-type="float">
            <text:p>21.90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9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18168" calcext:value-type="float">
            <text:p>21.91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9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036" calcext:value-type="float">
            <text:p>21.93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9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456" calcext:value-type="float">
            <text:p>21.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9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3888" calcext:value-type="float">
            <text:p>21.96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9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7608" calcext:value-type="float">
            <text:p>21.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9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9132" calcext:value-type="float">
            <text:p>21.99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9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12656" calcext:value-type="float">
            <text:p>22.01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9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18752" calcext:value-type="float">
            <text:p>22.01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9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97416" calcext:value-type="float">
            <text:p>21.99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9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03512" calcext:value-type="float">
            <text:p>22.00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9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55328" calcext:value-type="float">
            <text:p>22.05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9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6752" calcext:value-type="float">
            <text:p>22.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9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5228" calcext:value-type="float">
            <text:p>22.05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9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33992" calcext:value-type="float">
            <text:p>22.03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9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6752" calcext:value-type="float">
            <text:p>22.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9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10192" calcext:value-type="float">
            <text:p>22.11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9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40672" calcext:value-type="float">
            <text:p>22.14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9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46768" calcext:value-type="float">
            <text:p>22.14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9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31528" calcext:value-type="float">
            <text:p>22.13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9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98" calcext:value-type="float">
            <text:p>22.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9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10192" calcext:value-type="float">
            <text:p>22.11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9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1324" calcext:value-type="float">
            <text:p>22.11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9-02-28 16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49816" calcext:value-type="float">
            <text:p>22.14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8-12-04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5708" calcext:value-type="float">
            <text:p>22.35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7-10-20 15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05976" calcext:value-type="float">
            <text:p>21.90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7-04-18 18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24264" calcext:value-type="float">
            <text:p>21.92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7-01-09 17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09024" calcext:value-type="float">
            <text:p>21.90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7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1512" calcext:value-type="float">
            <text:p>21.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7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8464" calcext:value-type="float">
            <text:p>21.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7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48064" calcext:value-type="float">
            <text:p>21.84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7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5416" calcext:value-type="float">
            <text:p>21.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7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6352" calcext:value-type="float">
            <text:p>21.86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7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5416" calcext:value-type="float">
            <text:p>21.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7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51112" calcext:value-type="float">
            <text:p>21.85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7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57208" calcext:value-type="float">
            <text:p>21.85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21216" calcext:value-type="float">
            <text:p>21.92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6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82176" calcext:value-type="float">
            <text:p>21.98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6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3888" calcext:value-type="float">
            <text:p>21.96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6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9984" calcext:value-type="float">
            <text:p>21.96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6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82176" calcext:value-type="float">
            <text:p>21.98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6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9984" calcext:value-type="float">
            <text:p>21.96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6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51696" calcext:value-type="float">
            <text:p>21.95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6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42552" calcext:value-type="float">
            <text:p>21.94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6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42552" calcext:value-type="float">
            <text:p>21.94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6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42552" calcext:value-type="float">
            <text:p>21.94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6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57792" calcext:value-type="float">
            <text:p>21.95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6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00464" calcext:value-type="float">
            <text:p>22.00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6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33992" calcext:value-type="float">
            <text:p>22.03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6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12656" calcext:value-type="float">
            <text:p>22.01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6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0656" calcext:value-type="float">
            <text:p>22.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6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61424" calcext:value-type="float">
            <text:p>22.06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6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91904" calcext:value-type="float">
            <text:p>22.09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6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64472" calcext:value-type="float">
            <text:p>22.06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6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76664" calcext:value-type="float">
            <text:p>22.07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6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01048" calcext:value-type="float">
            <text:p>22.10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6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2848" calcext:value-type="float">
            <text:p>22.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6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62008" calcext:value-type="float">
            <text:p>22.16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6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5896" calcext:value-type="float">
            <text:p>22.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6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31528" calcext:value-type="float">
            <text:p>22.13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6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07144" calcext:value-type="float">
            <text:p>22.10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6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79712" calcext:value-type="float">
            <text:p>22.07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6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01048" calcext:value-type="float">
            <text:p>22.10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6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40672" calcext:value-type="float">
            <text:p>22.14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6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8944" calcext:value-type="float">
            <text:p>22.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6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98584" calcext:value-type="float">
            <text:p>22.19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6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83344" calcext:value-type="float">
            <text:p>22.18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40672" calcext:value-type="float">
            <text:p>22.14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6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19336" calcext:value-type="float">
            <text:p>22.11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6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37624" calcext:value-type="float">
            <text:p>22.13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6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8944" calcext:value-type="float">
            <text:p>22.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6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01632" calcext:value-type="float">
            <text:p>22.20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6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86392" calcext:value-type="float">
            <text:p>22.18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6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68104" calcext:value-type="float">
            <text:p>22.16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6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49816" calcext:value-type="float">
            <text:p>22.14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6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4372" calcext:value-type="float">
            <text:p>22.14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6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46768" calcext:value-type="float">
            <text:p>22.14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6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62008" calcext:value-type="float">
            <text:p>22.16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6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49816" calcext:value-type="float">
            <text:p>22.14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6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1324" calcext:value-type="float">
            <text:p>22.11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6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04096" calcext:value-type="float">
            <text:p>22.10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6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01048" calcext:value-type="float">
            <text:p>22.10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6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04096" calcext:value-type="float">
            <text:p>22.10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6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22384" calcext:value-type="float">
            <text:p>22.12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6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40672" calcext:value-type="float">
            <text:p>22.14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6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40672" calcext:value-type="float">
            <text:p>22.14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6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4372" calcext:value-type="float">
            <text:p>22.14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6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4372" calcext:value-type="float">
            <text:p>22.14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6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19336" calcext:value-type="float">
            <text:p>22.11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6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1324" calcext:value-type="float">
            <text:p>22.11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6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07144" calcext:value-type="float">
            <text:p>22.10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6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91904" calcext:value-type="float">
            <text:p>22.09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6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73616" calcext:value-type="float">
            <text:p>22.07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6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58376" calcext:value-type="float">
            <text:p>22.05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6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49232" calcext:value-type="float">
            <text:p>22.04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6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40088" calcext:value-type="float">
            <text:p>22.04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6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27896" calcext:value-type="float">
            <text:p>22.02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27896" calcext:value-type="float">
            <text:p>22.02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6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30944" calcext:value-type="float">
            <text:p>22.03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6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27896" calcext:value-type="float">
            <text:p>22.02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6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15704" calcext:value-type="float">
            <text:p>22.01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6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97416" calcext:value-type="float">
            <text:p>21.99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6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7608" calcext:value-type="float">
            <text:p>21.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6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73032" calcext:value-type="float">
            <text:p>21.97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6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79128" calcext:value-type="float">
            <text:p>21.97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6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9984" calcext:value-type="float">
            <text:p>21.96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6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6936" calcext:value-type="float">
            <text:p>21.96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6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6936" calcext:value-type="float">
            <text:p>21.96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6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73032" calcext:value-type="float">
            <text:p>21.97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6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88272" calcext:value-type="float">
            <text:p>21.98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6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97416" calcext:value-type="float">
            <text:p>21.99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6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18752" calcext:value-type="float">
            <text:p>22.01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6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55328" calcext:value-type="float">
            <text:p>22.05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6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76664" calcext:value-type="float">
            <text:p>22.07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6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88856" calcext:value-type="float">
            <text:p>22.08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6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94952" calcext:value-type="float">
            <text:p>22.09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6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04096" calcext:value-type="float">
            <text:p>22.10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6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25432" calcext:value-type="float">
            <text:p>22.12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6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2848" calcext:value-type="float">
            <text:p>22.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6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22384" calcext:value-type="float">
            <text:p>22.12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6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01048" calcext:value-type="float">
            <text:p>22.10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6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8276" calcext:value-type="float">
            <text:p>22.08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6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8276" calcext:value-type="float">
            <text:p>22.08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6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73616" calcext:value-type="float">
            <text:p>22.07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6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58376" calcext:value-type="float">
            <text:p>22.05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6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64472" calcext:value-type="float">
            <text:p>22.06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6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73616" calcext:value-type="float">
            <text:p>22.07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6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73616" calcext:value-type="float">
            <text:p>22.07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79712" calcext:value-type="float">
            <text:p>22.07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6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70568" calcext:value-type="float">
            <text:p>22.07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6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73616" calcext:value-type="float">
            <text:p>22.07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6-09-27 21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07144" calcext:value-type="float">
            <text:p>22.10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6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98" calcext:value-type="float">
            <text:p>22.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6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1324" calcext:value-type="float">
            <text:p>22.11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6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25432" calcext:value-type="float">
            <text:p>22.12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6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37624" calcext:value-type="float">
            <text:p>22.13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6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37624" calcext:value-type="float">
            <text:p>22.13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6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40672" calcext:value-type="float">
            <text:p>22.14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6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52864" calcext:value-type="float">
            <text:p>22.15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6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62008" calcext:value-type="float">
            <text:p>22.16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6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742" calcext:value-type="float">
            <text:p>22.1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6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92488" calcext:value-type="float">
            <text:p>22.19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6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10776" calcext:value-type="float">
            <text:p>22.21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6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22968" calcext:value-type="float">
            <text:p>22.22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6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22968" calcext:value-type="float">
            <text:p>22.22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6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13824" calcext:value-type="float">
            <text:p>22.21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6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07728" calcext:value-type="float">
            <text:p>22.20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6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16872" calcext:value-type="float">
            <text:p>22.21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6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10776" calcext:value-type="float">
            <text:p>22.21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6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07728" calcext:value-type="float">
            <text:p>22.20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6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16872" calcext:value-type="float">
            <text:p>22.21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6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22968" calcext:value-type="float">
            <text:p>22.22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6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13824" calcext:value-type="float">
            <text:p>22.21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6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01632" calcext:value-type="float">
            <text:p>22.20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6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86392" calcext:value-type="float">
            <text:p>22.18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6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62008" calcext:value-type="float">
            <text:p>22.16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6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34576" calcext:value-type="float">
            <text:p>22.13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6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07144" calcext:value-type="float">
            <text:p>22.10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01048" calcext:value-type="float">
            <text:p>22.10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6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98" calcext:value-type="float">
            <text:p>22.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6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98" calcext:value-type="float">
            <text:p>22.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6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91904" calcext:value-type="float">
            <text:p>22.09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6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88856" calcext:value-type="float">
            <text:p>22.08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6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98" calcext:value-type="float">
            <text:p>22.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6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10192" calcext:value-type="float">
            <text:p>22.11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6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16288" calcext:value-type="float">
            <text:p>22.11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6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25432" calcext:value-type="float">
            <text:p>22.12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6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19336" calcext:value-type="float">
            <text:p>22.11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6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98" calcext:value-type="float">
            <text:p>22.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6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79712" calcext:value-type="float">
            <text:p>22.07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6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79712" calcext:value-type="float">
            <text:p>22.07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6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79712" calcext:value-type="float">
            <text:p>22.07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6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76664" calcext:value-type="float">
            <text:p>22.07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6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61424" calcext:value-type="float">
            <text:p>22.06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6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03512" calcext:value-type="float">
            <text:p>22.00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6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456" calcext:value-type="float">
            <text:p>21.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6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3408" calcext:value-type="float">
            <text:p>21.93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6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79712" calcext:value-type="float">
            <text:p>22.07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6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16872" calcext:value-type="float">
            <text:p>22.21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6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504" calcext:value-type="float">
            <text:p>22.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6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56496" calcext:value-type="float">
            <text:p>22.25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6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59544" calcext:value-type="float">
            <text:p>22.25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6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86976" calcext:value-type="float">
            <text:p>22.28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6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02216" calcext:value-type="float">
            <text:p>22.30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6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17456" calcext:value-type="float">
            <text:p>22.31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6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266" calcext:value-type="float">
            <text:p>22.32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6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38792" calcext:value-type="float">
            <text:p>22.33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6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50984" calcext:value-type="float">
            <text:p>22.35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6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60128" calcext:value-type="float">
            <text:p>22.36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63176" calcext:value-type="float">
            <text:p>22.36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6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5708" calcext:value-type="float">
            <text:p>22.35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6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54032" calcext:value-type="float">
            <text:p>22.35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6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50984" calcext:value-type="float">
            <text:p>22.35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6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4184" calcext:value-type="float">
            <text:p>22.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6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266" calcext:value-type="float">
            <text:p>22.32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6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23552" calcext:value-type="float">
            <text:p>22.32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6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20504" calcext:value-type="float">
            <text:p>22.32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6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1136" calcext:value-type="float">
            <text:p>22.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6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05264" calcext:value-type="float">
            <text:p>22.30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6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93072" calcext:value-type="float">
            <text:p>22.29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6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77832" calcext:value-type="float">
            <text:p>22.27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6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62592" calcext:value-type="float">
            <text:p>22.26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6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53448" calcext:value-type="float">
            <text:p>22.25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6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38208" calcext:value-type="float">
            <text:p>22.23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6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3516" calcext:value-type="float">
            <text:p>22.23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6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47352" calcext:value-type="float">
            <text:p>22.24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6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77832" calcext:value-type="float">
            <text:p>22.27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6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9612" calcext:value-type="float">
            <text:p>22.29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6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99168" calcext:value-type="float">
            <text:p>22.29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6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9612" calcext:value-type="float">
            <text:p>22.29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6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86976" calcext:value-type="float">
            <text:p>22.28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6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8088" calcext:value-type="float">
            <text:p>22.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6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53448" calcext:value-type="float">
            <text:p>22.25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6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32112" calcext:value-type="float">
            <text:p>22.23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6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22968" calcext:value-type="float">
            <text:p>22.22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6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10776" calcext:value-type="float">
            <text:p>22.21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6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92488" calcext:value-type="float">
            <text:p>22.19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6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77248" calcext:value-type="float">
            <text:p>22.17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6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742" calcext:value-type="float">
            <text:p>22.1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6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68104" calcext:value-type="float">
            <text:p>22.16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65056" calcext:value-type="float">
            <text:p>22.16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6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77248" calcext:value-type="float">
            <text:p>22.17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6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0468" calcext:value-type="float">
            <text:p>22.20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6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10776" calcext:value-type="float">
            <text:p>22.21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6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01632" calcext:value-type="float">
            <text:p>22.20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6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86392" calcext:value-type="float">
            <text:p>22.18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6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742" calcext:value-type="float">
            <text:p>22.1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6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5896" calcext:value-type="float">
            <text:p>22.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6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40672" calcext:value-type="float">
            <text:p>22.14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6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34576" calcext:value-type="float">
            <text:p>22.13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6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2848" calcext:value-type="float">
            <text:p>22.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6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07144" calcext:value-type="float">
            <text:p>22.10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6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76664" calcext:value-type="float">
            <text:p>22.07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6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5228" calcext:value-type="float">
            <text:p>22.05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6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33992" calcext:value-type="float">
            <text:p>22.03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6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15704" calcext:value-type="float">
            <text:p>22.01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6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94368" calcext:value-type="float">
            <text:p>21.99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6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85224" calcext:value-type="float">
            <text:p>21.98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6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7608" calcext:value-type="float">
            <text:p>21.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6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3888" calcext:value-type="float">
            <text:p>21.96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6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42552" calcext:value-type="float">
            <text:p>21.94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6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27312" calcext:value-type="float">
            <text:p>21.92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6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09024" calcext:value-type="float">
            <text:p>21.90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6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0736" calcext:value-type="float">
            <text:p>21.89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6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72448" calcext:value-type="float">
            <text:p>21.87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6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6352" calcext:value-type="float">
            <text:p>21.86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6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78544" calcext:value-type="float">
            <text:p>21.87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6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988" calcext:value-type="float">
            <text:p>21.89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6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09024" calcext:value-type="float">
            <text:p>21.90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6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988" calcext:value-type="float">
            <text:p>21.89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75496" calcext:value-type="float">
            <text:p>21.87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6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3304" calcext:value-type="float">
            <text:p>21.86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6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57208" calcext:value-type="float">
            <text:p>21.85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6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0632" calcext:value-type="float">
            <text:p>21.82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6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0152" calcext:value-type="float">
            <text:p>21.79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6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81008" calcext:value-type="float">
            <text:p>21.78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6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65768" calcext:value-type="float">
            <text:p>21.76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6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35288" calcext:value-type="float">
            <text:p>21.73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6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98712" calcext:value-type="float">
            <text:p>21.69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6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83472" calcext:value-type="float">
            <text:p>21.68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6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68232" calcext:value-type="float">
            <text:p>21.66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6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31656" calcext:value-type="float">
            <text:p>21.63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6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31656" calcext:value-type="float">
            <text:p>21.63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6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2556" calcext:value-type="float">
            <text:p>21.62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6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01176" calcext:value-type="float">
            <text:p>21.60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6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28608" calcext:value-type="float">
            <text:p>21.62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6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5604" calcext:value-type="float">
            <text:p>21.65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6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62136" calcext:value-type="float">
            <text:p>21.66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6-05-13 20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68232" calcext:value-type="float">
            <text:p>21.66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6-03-22 15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8652" calcext:value-type="float">
            <text:p>21.68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6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62136" calcext:value-type="float">
            <text:p>21.66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6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34704" calcext:value-type="float">
            <text:p>21.63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6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032" calcext:value-type="float">
            <text:p>21.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6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04224" calcext:value-type="float">
            <text:p>21.60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6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9464" calcext:value-type="float">
            <text:p>21.61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6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34704" calcext:value-type="float">
            <text:p>21.63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6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2556" calcext:value-type="float">
            <text:p>21.62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6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22512" calcext:value-type="float">
            <text:p>21.62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6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2556" calcext:value-type="float">
            <text:p>21.62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6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59088" calcext:value-type="float">
            <text:p>21.65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6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07856" calcext:value-type="float">
            <text:p>21.70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6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9672" calcext:value-type="float">
            <text:p>21.75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6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0152" calcext:value-type="float">
            <text:p>21.79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6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368" calcext:value-type="float">
            <text:p>21.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6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5416" calcext:value-type="float">
            <text:p>21.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6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0736" calcext:value-type="float">
            <text:p>21.89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6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12072" calcext:value-type="float">
            <text:p>21.91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6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27312" calcext:value-type="float">
            <text:p>21.92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6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21216" calcext:value-type="float">
            <text:p>21.92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6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6936" calcext:value-type="float">
            <text:p>21.96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6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6936" calcext:value-type="float">
            <text:p>21.96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94368" calcext:value-type="float">
            <text:p>21.99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27896" calcext:value-type="float">
            <text:p>22.02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6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64472" calcext:value-type="float">
            <text:p>22.06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6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94952" calcext:value-type="float">
            <text:p>22.09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6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88856" calcext:value-type="float">
            <text:p>22.08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6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5228" calcext:value-type="float">
            <text:p>22.05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6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12656" calcext:value-type="float">
            <text:p>22.01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6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43136" calcext:value-type="float">
            <text:p>22.04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6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58376" calcext:value-type="float">
            <text:p>22.05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6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61424" calcext:value-type="float">
            <text:p>22.06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6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70568" calcext:value-type="float">
            <text:p>22.07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6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88856" calcext:value-type="float">
            <text:p>22.08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6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91904" calcext:value-type="float">
            <text:p>22.09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6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76664" calcext:value-type="float">
            <text:p>22.07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6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88856" calcext:value-type="float">
            <text:p>22.08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6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34576" calcext:value-type="float">
            <text:p>22.13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6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65056" calcext:value-type="float">
            <text:p>22.16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6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55912" calcext:value-type="float">
            <text:p>22.15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6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62008" calcext:value-type="float">
            <text:p>22.16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6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86392" calcext:value-type="float">
            <text:p>22.18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6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71152" calcext:value-type="float">
            <text:p>22.17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6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55912" calcext:value-type="float">
            <text:p>22.15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6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65056" calcext:value-type="float">
            <text:p>22.16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6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5896" calcext:value-type="float">
            <text:p>22.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6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5896" calcext:value-type="float">
            <text:p>22.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6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25432" calcext:value-type="float">
            <text:p>22.12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6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6752" calcext:value-type="float">
            <text:p>22.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6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30944" calcext:value-type="float">
            <text:p>22.03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6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15704" calcext:value-type="float">
            <text:p>22.01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82176" calcext:value-type="float">
            <text:p>21.98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6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51696" calcext:value-type="float">
            <text:p>21.95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6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18168" calcext:value-type="float">
            <text:p>21.91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6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8464" calcext:value-type="float">
            <text:p>21.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6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51112" calcext:value-type="float">
            <text:p>21.85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6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02344" calcext:value-type="float">
            <text:p>21.80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6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65768" calcext:value-type="float">
            <text:p>21.76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6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6624" calcext:value-type="float">
            <text:p>21.75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6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0528" calcext:value-type="float">
            <text:p>21.75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6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17" calcext:value-type="float">
            <text:p>21.7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6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95664" calcext:value-type="float">
            <text:p>21.69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6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17" calcext:value-type="float">
            <text:p>21.7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6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35288" calcext:value-type="float">
            <text:p>21.73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6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9192" calcext:value-type="float">
            <text:p>21.72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6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95664" calcext:value-type="float">
            <text:p>21.69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6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9944" calcext:value-type="float">
            <text:p>21.64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6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22512" calcext:value-type="float">
            <text:p>21.62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6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62136" calcext:value-type="float">
            <text:p>21.66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6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98712" calcext:value-type="float">
            <text:p>21.69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6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07856" calcext:value-type="float">
            <text:p>21.70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6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17" calcext:value-type="float">
            <text:p>21.7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6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0048" calcext:value-type="float">
            <text:p>21.72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6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8652" calcext:value-type="float">
            <text:p>21.68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6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9192" calcext:value-type="float">
            <text:p>21.72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6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6272" calcext:value-type="float">
            <text:p>21.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6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0632" calcext:value-type="float">
            <text:p>21.82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6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94" calcext:value-type="float">
            <text:p>21.86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6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78544" calcext:value-type="float">
            <text:p>21.87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6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3784" calcext:value-type="float">
            <text:p>21.89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6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6456" calcext:value-type="float">
            <text:p>21.93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6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6936" calcext:value-type="float">
            <text:p>21.96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73032" calcext:value-type="float">
            <text:p>21.97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5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82176" calcext:value-type="float">
            <text:p>21.98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5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9132" calcext:value-type="float">
            <text:p>21.99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5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3888" calcext:value-type="float">
            <text:p>21.96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5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73032" calcext:value-type="float">
            <text:p>21.97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5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0656" calcext:value-type="float">
            <text:p>22.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5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12656" calcext:value-type="float">
            <text:p>22.01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5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94368" calcext:value-type="float">
            <text:p>21.99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5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51696" calcext:value-type="float">
            <text:p>21.95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5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9984" calcext:value-type="float">
            <text:p>21.96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5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00464" calcext:value-type="float">
            <text:p>22.00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5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33992" calcext:value-type="float">
            <text:p>22.03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5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55328" calcext:value-type="float">
            <text:p>22.05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5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24848" calcext:value-type="float">
            <text:p>22.02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5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73032" calcext:value-type="float">
            <text:p>21.97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5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42552" calcext:value-type="float">
            <text:p>21.94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5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48648" calcext:value-type="float">
            <text:p>21.94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5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6456" calcext:value-type="float">
            <text:p>21.93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5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48648" calcext:value-type="float">
            <text:p>21.94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5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82176" calcext:value-type="float">
            <text:p>21.98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5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7608" calcext:value-type="float">
            <text:p>21.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5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9984" calcext:value-type="float">
            <text:p>21.96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5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82176" calcext:value-type="float">
            <text:p>21.98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5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03512" calcext:value-type="float">
            <text:p>22.00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5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33992" calcext:value-type="float">
            <text:p>22.03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5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58376" calcext:value-type="float">
            <text:p>22.05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5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85808" calcext:value-type="float">
            <text:p>22.08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5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94952" calcext:value-type="float">
            <text:p>22.09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5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94952" calcext:value-type="float">
            <text:p>22.09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5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76664" calcext:value-type="float">
            <text:p>22.07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5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70568" calcext:value-type="float">
            <text:p>22.07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70568" calcext:value-type="float">
            <text:p>22.07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5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73616" calcext:value-type="float">
            <text:p>22.07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5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73616" calcext:value-type="float">
            <text:p>22.07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5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8276" calcext:value-type="float">
            <text:p>22.08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5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88856" calcext:value-type="float">
            <text:p>22.08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5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79712" calcext:value-type="float">
            <text:p>22.07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5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8276" calcext:value-type="float">
            <text:p>22.08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5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85808" calcext:value-type="float">
            <text:p>22.08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5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79712" calcext:value-type="float">
            <text:p>22.07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5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58376" calcext:value-type="float">
            <text:p>22.05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5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70568" calcext:value-type="float">
            <text:p>22.07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5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76664" calcext:value-type="float">
            <text:p>22.07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5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5228" calcext:value-type="float">
            <text:p>22.05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5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8276" calcext:value-type="float">
            <text:p>22.08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5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10192" calcext:value-type="float">
            <text:p>22.11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5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25432" calcext:value-type="float">
            <text:p>22.12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5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25432" calcext:value-type="float">
            <text:p>22.12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5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07144" calcext:value-type="float">
            <text:p>22.10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5-11-12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76664" calcext:value-type="float">
            <text:p>22.07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5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49232" calcext:value-type="float">
            <text:p>22.04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5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6752" calcext:value-type="float">
            <text:p>22.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5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70568" calcext:value-type="float">
            <text:p>22.07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5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73616" calcext:value-type="float">
            <text:p>22.07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5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73616" calcext:value-type="float">
            <text:p>22.07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5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73616" calcext:value-type="float">
            <text:p>22.07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5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6752" calcext:value-type="float">
            <text:p>22.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5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6752" calcext:value-type="float">
            <text:p>22.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5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5228" calcext:value-type="float">
            <text:p>22.05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5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30944" calcext:value-type="float">
            <text:p>22.03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5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40088" calcext:value-type="float">
            <text:p>22.04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8276" calcext:value-type="float">
            <text:p>22.08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5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31528" calcext:value-type="float">
            <text:p>22.13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5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34576" calcext:value-type="float">
            <text:p>22.13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5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2848" calcext:value-type="float">
            <text:p>22.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5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25432" calcext:value-type="float">
            <text:p>22.12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5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25432" calcext:value-type="float">
            <text:p>22.12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5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53448" calcext:value-type="float">
            <text:p>22.25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5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54032" calcext:value-type="float">
            <text:p>22.35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5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90608" calcext:value-type="float">
            <text:p>22.39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5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14992" calcext:value-type="float">
            <text:p>22.41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5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27184" calcext:value-type="float">
            <text:p>22.42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5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30232" calcext:value-type="float">
            <text:p>22.43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5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36328" calcext:value-type="float">
            <text:p>22.43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5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39376" calcext:value-type="float">
            <text:p>22.43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5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3328" calcext:value-type="float">
            <text:p>22.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5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14992" calcext:value-type="float">
            <text:p>22.41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5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99752" calcext:value-type="float">
            <text:p>22.39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5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84512" calcext:value-type="float">
            <text:p>22.38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5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60128" calcext:value-type="float">
            <text:p>22.36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5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5708" calcext:value-type="float">
            <text:p>22.35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5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7232" calcext:value-type="float">
            <text:p>22.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5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93656" calcext:value-type="float">
            <text:p>22.39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5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05848" calcext:value-type="float">
            <text:p>22.40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5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21088" calcext:value-type="float">
            <text:p>22.42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5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3328" calcext:value-type="float">
            <text:p>22.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5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3328" calcext:value-type="float">
            <text:p>22.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5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3328" calcext:value-type="float">
            <text:p>22.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5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39376" calcext:value-type="float">
            <text:p>22.43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5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39376" calcext:value-type="float">
            <text:p>22.43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5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54616" calcext:value-type="float">
            <text:p>22.45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5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75952" calcext:value-type="float">
            <text:p>22.47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85096" calcext:value-type="float">
            <text:p>22.48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5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82048" calcext:value-type="float">
            <text:p>22.48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5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85096" calcext:value-type="float">
            <text:p>22.48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5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0336" calcext:value-type="float">
            <text:p>22.50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5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6432" calcext:value-type="float">
            <text:p>22.50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5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6432" calcext:value-type="float">
            <text:p>22.50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5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6432" calcext:value-type="float">
            <text:p>22.50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5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948" calcext:value-type="float">
            <text:p>22.50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5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3384" calcext:value-type="float">
            <text:p>22.50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5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85096" calcext:value-type="float">
            <text:p>22.48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5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69856" calcext:value-type="float">
            <text:p>22.46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5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51568" calcext:value-type="float">
            <text:p>22.45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5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45472" calcext:value-type="float">
            <text:p>22.44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5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4852" calcext:value-type="float">
            <text:p>22.44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5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54616" calcext:value-type="float">
            <text:p>22.45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5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51568" calcext:value-type="float">
            <text:p>22.45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5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42424" calcext:value-type="float">
            <text:p>22.44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5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36328" calcext:value-type="float">
            <text:p>22.43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5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27184" calcext:value-type="float">
            <text:p>22.42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5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36328" calcext:value-type="float">
            <text:p>22.43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5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42424" calcext:value-type="float">
            <text:p>22.44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5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45472" calcext:value-type="float">
            <text:p>22.44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5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42424" calcext:value-type="float">
            <text:p>22.44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5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42424" calcext:value-type="float">
            <text:p>22.44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5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4852" calcext:value-type="float">
            <text:p>22.44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5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51568" calcext:value-type="float">
            <text:p>22.45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5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42424" calcext:value-type="float">
            <text:p>22.44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5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3328" calcext:value-type="float">
            <text:p>22.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5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4852" calcext:value-type="float">
            <text:p>22.44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5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54616" calcext:value-type="float">
            <text:p>22.45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54616" calcext:value-type="float">
            <text:p>22.45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5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51568" calcext:value-type="float">
            <text:p>22.45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5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4852" calcext:value-type="float">
            <text:p>22.44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5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42424" calcext:value-type="float">
            <text:p>22.44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5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42424" calcext:value-type="float">
            <text:p>22.44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5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39376" calcext:value-type="float">
            <text:p>22.43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5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30232" calcext:value-type="float">
            <text:p>22.43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5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21088" calcext:value-type="float">
            <text:p>22.42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5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1804" calcext:value-type="float">
            <text:p>22.41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5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14992" calcext:value-type="float">
            <text:p>22.41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5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21088" calcext:value-type="float">
            <text:p>22.42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5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14992" calcext:value-type="float">
            <text:p>22.41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5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11944" calcext:value-type="float">
            <text:p>22.41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5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21088" calcext:value-type="float">
            <text:p>22.42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5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08896" calcext:value-type="float">
            <text:p>22.40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5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90608" calcext:value-type="float">
            <text:p>22.39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5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63176" calcext:value-type="float">
            <text:p>22.36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5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35744" calcext:value-type="float">
            <text:p>22.33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5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93072" calcext:value-type="float">
            <text:p>22.29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5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59544" calcext:value-type="float">
            <text:p>22.25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5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32112" calcext:value-type="float">
            <text:p>22.23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5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80296" calcext:value-type="float">
            <text:p>22.18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5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46768" calcext:value-type="float">
            <text:p>22.14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5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16288" calcext:value-type="float">
            <text:p>22.11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5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85808" calcext:value-type="float">
            <text:p>22.08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5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6752" calcext:value-type="float">
            <text:p>22.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5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58376" calcext:value-type="float">
            <text:p>22.05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5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46184" calcext:value-type="float">
            <text:p>22.04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5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3704" calcext:value-type="float">
            <text:p>22.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5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15704" calcext:value-type="float">
            <text:p>22.01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5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03512" calcext:value-type="float">
            <text:p>22.00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97416" calcext:value-type="float">
            <text:p>21.99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5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00464" calcext:value-type="float">
            <text:p>22.00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5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9132" calcext:value-type="float">
            <text:p>21.99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5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73032" calcext:value-type="float">
            <text:p>21.97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5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51696" calcext:value-type="float">
            <text:p>21.95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5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9504" calcext:value-type="float">
            <text:p>21.93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5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6456" calcext:value-type="float">
            <text:p>21.93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5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036" calcext:value-type="float">
            <text:p>21.93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5-07-23 15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18168" calcext:value-type="float">
            <text:p>21.91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5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87688" calcext:value-type="float">
            <text:p>21.88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5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75496" calcext:value-type="float">
            <text:p>21.87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5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6352" calcext:value-type="float">
            <text:p>21.86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5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72448" calcext:value-type="float">
            <text:p>21.87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5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94" calcext:value-type="float">
            <text:p>21.86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5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3304" calcext:value-type="float">
            <text:p>21.86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5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48064" calcext:value-type="float">
            <text:p>21.84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5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32824" calcext:value-type="float">
            <text:p>21.83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5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0632" calcext:value-type="float">
            <text:p>21.82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5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368" calcext:value-type="float">
            <text:p>21.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5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35872" calcext:value-type="float">
            <text:p>21.83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5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3892" calcext:value-type="float">
            <text:p>21.83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5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6728" calcext:value-type="float">
            <text:p>21.82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5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0632" calcext:value-type="float">
            <text:p>21.82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5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11488" calcext:value-type="float">
            <text:p>21.81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5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14536" calcext:value-type="float">
            <text:p>21.81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5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14536" calcext:value-type="float">
            <text:p>21.81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5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14536" calcext:value-type="float">
            <text:p>21.81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5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11488" calcext:value-type="float">
            <text:p>21.81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5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05392" calcext:value-type="float">
            <text:p>21.80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5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05392" calcext:value-type="float">
            <text:p>21.80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5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17584" calcext:value-type="float">
            <text:p>21.81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6728" calcext:value-type="float">
            <text:p>21.82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5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9776" calcext:value-type="float">
            <text:p>21.82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5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35872" calcext:value-type="float">
            <text:p>21.83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5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51112" calcext:value-type="float">
            <text:p>21.85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5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72448" calcext:value-type="float">
            <text:p>21.87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5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6832" calcext:value-type="float">
            <text:p>21.89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5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09024" calcext:value-type="float">
            <text:p>21.90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5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12072" calcext:value-type="float">
            <text:p>21.91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5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05976" calcext:value-type="float">
            <text:p>21.90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5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0736" calcext:value-type="float">
            <text:p>21.89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5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78544" calcext:value-type="float">
            <text:p>21.87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5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3304" calcext:value-type="float">
            <text:p>21.86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5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57208" calcext:value-type="float">
            <text:p>21.85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5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41968" calcext:value-type="float">
            <text:p>21.84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5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9776" calcext:value-type="float">
            <text:p>21.82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5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0632" calcext:value-type="float">
            <text:p>21.82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5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11488" calcext:value-type="float">
            <text:p>21.81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5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6248" calcext:value-type="float">
            <text:p>21.79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5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7796" calcext:value-type="float">
            <text:p>21.77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5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3576" calcext:value-type="float">
            <text:p>21.75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5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35288" calcext:value-type="float">
            <text:p>21.73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5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44432" calcext:value-type="float">
            <text:p>21.74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5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6272" calcext:value-type="float">
            <text:p>21.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5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6624" calcext:value-type="float">
            <text:p>21.75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5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0528" calcext:value-type="float">
            <text:p>21.75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5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0528" calcext:value-type="float">
            <text:p>21.75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5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44432" calcext:value-type="float">
            <text:p>21.74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5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38336" calcext:value-type="float">
            <text:p>21.73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5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38336" calcext:value-type="float">
            <text:p>21.73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5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44432" calcext:value-type="float">
            <text:p>21.74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4748" calcext:value-type="float">
            <text:p>21.74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5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6272" calcext:value-type="float">
            <text:p>21.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5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65768" calcext:value-type="float">
            <text:p>21.76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5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74912" calcext:value-type="float">
            <text:p>21.77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5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81008" calcext:value-type="float">
            <text:p>21.78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5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87104" calcext:value-type="float">
            <text:p>21.78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5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9296" calcext:value-type="float">
            <text:p>21.79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5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02344" calcext:value-type="float">
            <text:p>21.80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5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14536" calcext:value-type="float">
            <text:p>21.81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5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14536" calcext:value-type="float">
            <text:p>21.81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5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6248" calcext:value-type="float">
            <text:p>21.79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5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0152" calcext:value-type="float">
            <text:p>21.79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5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17584" calcext:value-type="float">
            <text:p>21.81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5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41968" calcext:value-type="float">
            <text:p>21.84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5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45016" calcext:value-type="float">
            <text:p>21.84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5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3892" calcext:value-type="float">
            <text:p>21.83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5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32824" calcext:value-type="float">
            <text:p>21.83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5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17584" calcext:value-type="float">
            <text:p>21.81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5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32" calcext:value-type="float">
            <text:p>21.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5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68816" calcext:value-type="float">
            <text:p>21.76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5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17" calcext:value-type="float">
            <text:p>21.7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5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62136" calcext:value-type="float">
            <text:p>21.66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5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032" calcext:value-type="float">
            <text:p>21.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5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0696" calcext:value-type="float">
            <text:p>21.57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5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6312" calcext:value-type="float">
            <text:p>21.54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5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21928" calcext:value-type="float">
            <text:p>21.52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5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9736" calcext:value-type="float">
            <text:p>21.50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5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97544" calcext:value-type="float">
            <text:p>21.49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5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85352" calcext:value-type="float">
            <text:p>21.48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5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9256" calcext:value-type="float">
            <text:p>21.47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5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316" calcext:value-type="float">
            <text:p>21.47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67064" calcext:value-type="float">
            <text:p>21.46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5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5792" calcext:value-type="float">
            <text:p>21.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5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45728" calcext:value-type="float">
            <text:p>21.44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5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4268" calcext:value-type="float">
            <text:p>21.44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5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48776" calcext:value-type="float">
            <text:p>21.44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5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51824" calcext:value-type="float">
            <text:p>21.45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5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9256" calcext:value-type="float">
            <text:p>21.47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5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94496" calcext:value-type="float">
            <text:p>21.49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5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15832" calcext:value-type="float">
            <text:p>21.51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5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6312" calcext:value-type="float">
            <text:p>21.54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5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936" calcext:value-type="float">
            <text:p>21.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5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61552" calcext:value-type="float">
            <text:p>21.56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5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98128" calcext:value-type="float">
            <text:p>21.59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5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3848" calcext:value-type="float">
            <text:p>21.64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5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83472" calcext:value-type="float">
            <text:p>21.68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5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98712" calcext:value-type="float">
            <text:p>21.69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5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0048" calcext:value-type="float">
            <text:p>21.72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5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6144" calcext:value-type="float">
            <text:p>21.72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5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6144" calcext:value-type="float">
            <text:p>21.72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5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0048" calcext:value-type="float">
            <text:p>21.72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5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04808" calcext:value-type="float">
            <text:p>21.70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5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77376" calcext:value-type="float">
            <text:p>21.67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5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6896" calcext:value-type="float">
            <text:p>21.64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5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22512" calcext:value-type="float">
            <text:p>21.62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5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01176" calcext:value-type="float">
            <text:p>21.60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5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3368" calcext:value-type="float">
            <text:p>21.61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5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6416" calcext:value-type="float">
            <text:p>21.61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5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984" calcext:value-type="float">
            <text:p>21.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5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6792" calcext:value-type="float">
            <text:p>21.57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5-04-01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82888" calcext:value-type="float">
            <text:p>21.58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67648" calcext:value-type="float">
            <text:p>21.56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5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6792" calcext:value-type="float">
            <text:p>21.57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5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984" calcext:value-type="float">
            <text:p>21.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5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0696" calcext:value-type="float">
            <text:p>21.57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5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52408" calcext:value-type="float">
            <text:p>21.55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5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37168" calcext:value-type="float">
            <text:p>21.53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5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52408" calcext:value-type="float">
            <text:p>21.55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5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936" calcext:value-type="float">
            <text:p>21.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5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55456" calcext:value-type="float">
            <text:p>21.55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5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3264" calcext:value-type="float">
            <text:p>21.54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5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0696" calcext:value-type="float">
            <text:p>21.57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5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82888" calcext:value-type="float">
            <text:p>21.58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5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6792" calcext:value-type="float">
            <text:p>21.57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5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6792" calcext:value-type="float">
            <text:p>21.57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5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92032" calcext:value-type="float">
            <text:p>21.59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5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07272" calcext:value-type="float">
            <text:p>21.60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5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3368" calcext:value-type="float">
            <text:p>21.61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5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07272" calcext:value-type="float">
            <text:p>21.60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5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6416" calcext:value-type="float">
            <text:p>21.61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5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59088" calcext:value-type="float">
            <text:p>21.65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5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8652" calcext:value-type="float">
            <text:p>21.68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5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80424" calcext:value-type="float">
            <text:p>21.68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5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8652" calcext:value-type="float">
            <text:p>21.68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5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04808" calcext:value-type="float">
            <text:p>21.70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5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13952" calcext:value-type="float">
            <text:p>21.71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5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10904" calcext:value-type="float">
            <text:p>21.71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5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7128" calcext:value-type="float">
            <text:p>21.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5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3368" calcext:value-type="float">
            <text:p>21.61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5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37752" calcext:value-type="float">
            <text:p>21.63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5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8652" calcext:value-type="float">
            <text:p>21.68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5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35288" calcext:value-type="float">
            <text:p>21.73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68816" calcext:value-type="float">
            <text:p>21.76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5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02344" calcext:value-type="float">
            <text:p>21.80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5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32" calcext:value-type="float">
            <text:p>21.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5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9296" calcext:value-type="float">
            <text:p>21.79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5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75496" calcext:value-type="float">
            <text:p>21.87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5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12072" calcext:value-type="float">
            <text:p>21.91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5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988" calcext:value-type="float">
            <text:p>21.89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5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0736" calcext:value-type="float">
            <text:p>21.89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5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24264" calcext:value-type="float">
            <text:p>21.92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5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3888" calcext:value-type="float">
            <text:p>21.96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5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57792" calcext:value-type="float">
            <text:p>21.95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5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42552" calcext:value-type="float">
            <text:p>21.94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5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3408" calcext:value-type="float">
            <text:p>21.93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5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79128" calcext:value-type="float">
            <text:p>21.97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5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00464" calcext:value-type="float">
            <text:p>22.00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5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27896" calcext:value-type="float">
            <text:p>22.02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5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24848" calcext:value-type="float">
            <text:p>22.02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5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03512" calcext:value-type="float">
            <text:p>22.00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5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94368" calcext:value-type="float">
            <text:p>21.99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5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82176" calcext:value-type="float">
            <text:p>21.98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5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82176" calcext:value-type="float">
            <text:p>21.98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5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0656" calcext:value-type="float">
            <text:p>22.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5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3704" calcext:value-type="float">
            <text:p>22.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5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27896" calcext:value-type="float">
            <text:p>22.02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5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12656" calcext:value-type="float">
            <text:p>22.01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5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46184" calcext:value-type="float">
            <text:p>22.04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5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33992" calcext:value-type="float">
            <text:p>22.03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5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97416" calcext:value-type="float">
            <text:p>21.99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30944" calcext:value-type="float">
            <text:p>22.03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5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40088" calcext:value-type="float">
            <text:p>22.04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5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15704" calcext:value-type="float">
            <text:p>22.01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5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15704" calcext:value-type="float">
            <text:p>22.01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5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03512" calcext:value-type="float">
            <text:p>22.00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5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0656" calcext:value-type="float">
            <text:p>22.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5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03512" calcext:value-type="float">
            <text:p>22.00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5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43136" calcext:value-type="float">
            <text:p>22.04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5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40088" calcext:value-type="float">
            <text:p>22.04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5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73616" calcext:value-type="float">
            <text:p>22.07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5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73616" calcext:value-type="float">
            <text:p>22.07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5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49232" calcext:value-type="float">
            <text:p>22.04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5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55328" calcext:value-type="float">
            <text:p>22.05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5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5228" calcext:value-type="float">
            <text:p>22.05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5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33992" calcext:value-type="float">
            <text:p>22.03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5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40088" calcext:value-type="float">
            <text:p>22.04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5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30944" calcext:value-type="float">
            <text:p>22.03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5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43136" calcext:value-type="float">
            <text:p>22.04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5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46184" calcext:value-type="float">
            <text:p>22.04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5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24848" calcext:value-type="float">
            <text:p>22.02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5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30944" calcext:value-type="float">
            <text:p>22.03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5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49232" calcext:value-type="float">
            <text:p>22.04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5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24848" calcext:value-type="float">
            <text:p>22.02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5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218" calcext:value-type="float">
            <text:p>22.02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5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15704" calcext:value-type="float">
            <text:p>22.01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5-01-06 15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30944" calcext:value-type="float">
            <text:p>22.03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5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55328" calcext:value-type="float">
            <text:p>22.05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5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46184" calcext:value-type="float">
            <text:p>22.04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5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40088" calcext:value-type="float">
            <text:p>22.04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5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6752" calcext:value-type="float">
            <text:p>22.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5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91904" calcext:value-type="float">
            <text:p>22.09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19336" calcext:value-type="float">
            <text:p>22.11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4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19336" calcext:value-type="float">
            <text:p>22.11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4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98" calcext:value-type="float">
            <text:p>22.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4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98" calcext:value-type="float">
            <text:p>22.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4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91904" calcext:value-type="float">
            <text:p>22.09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4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94952" calcext:value-type="float">
            <text:p>22.09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4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85808" calcext:value-type="float">
            <text:p>22.08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4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33992" calcext:value-type="float">
            <text:p>22.03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4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85224" calcext:value-type="float">
            <text:p>21.98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4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97416" calcext:value-type="float">
            <text:p>21.99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4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218" calcext:value-type="float">
            <text:p>22.02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4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24848" calcext:value-type="float">
            <text:p>22.02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4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40088" calcext:value-type="float">
            <text:p>22.04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4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79712" calcext:value-type="float">
            <text:p>22.07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4-12-17 15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22384" calcext:value-type="float">
            <text:p>22.12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4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34576" calcext:value-type="float">
            <text:p>22.13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4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01048" calcext:value-type="float">
            <text:p>22.10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4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22384" calcext:value-type="float">
            <text:p>22.12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4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4372" calcext:value-type="float">
            <text:p>22.14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4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52864" calcext:value-type="float">
            <text:p>22.15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4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49816" calcext:value-type="float">
            <text:p>22.14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4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49816" calcext:value-type="float">
            <text:p>22.14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4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55912" calcext:value-type="float">
            <text:p>22.15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4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5896" calcext:value-type="float">
            <text:p>22.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4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71152" calcext:value-type="float">
            <text:p>22.17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4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742" calcext:value-type="float">
            <text:p>22.1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4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65056" calcext:value-type="float">
            <text:p>22.16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4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65056" calcext:value-type="float">
            <text:p>22.16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4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71152" calcext:value-type="float">
            <text:p>22.17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4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77248" calcext:value-type="float">
            <text:p>22.17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4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71152" calcext:value-type="float">
            <text:p>22.17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52864" calcext:value-type="float">
            <text:p>22.15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4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49816" calcext:value-type="float">
            <text:p>22.14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4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77248" calcext:value-type="float">
            <text:p>22.17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4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92488" calcext:value-type="float">
            <text:p>22.19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4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68104" calcext:value-type="float">
            <text:p>22.16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4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62008" calcext:value-type="float">
            <text:p>22.16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4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16288" calcext:value-type="float">
            <text:p>22.11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4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79712" calcext:value-type="float">
            <text:p>22.07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4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37624" calcext:value-type="float">
            <text:p>22.13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4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52864" calcext:value-type="float">
            <text:p>22.15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4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46768" calcext:value-type="float">
            <text:p>22.14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4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68104" calcext:value-type="float">
            <text:p>22.16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4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8944" calcext:value-type="float">
            <text:p>22.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4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55912" calcext:value-type="float">
            <text:p>22.15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4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49816" calcext:value-type="float">
            <text:p>22.14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4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01632" calcext:value-type="float">
            <text:p>22.20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4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13824" calcext:value-type="float">
            <text:p>22.21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4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13824" calcext:value-type="float">
            <text:p>22.21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4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95536" calcext:value-type="float">
            <text:p>22.19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4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68104" calcext:value-type="float">
            <text:p>22.16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4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68104" calcext:value-type="float">
            <text:p>22.16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4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83344" calcext:value-type="float">
            <text:p>22.18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4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83344" calcext:value-type="float">
            <text:p>22.18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4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01632" calcext:value-type="float">
            <text:p>22.20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4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07728" calcext:value-type="float">
            <text:p>22.20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4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13824" calcext:value-type="float">
            <text:p>22.21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4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22968" calcext:value-type="float">
            <text:p>22.22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4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3516" calcext:value-type="float">
            <text:p>22.23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4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32112" calcext:value-type="float">
            <text:p>22.23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4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13824" calcext:value-type="float">
            <text:p>22.21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742" calcext:value-type="float">
            <text:p>22.1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4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5896" calcext:value-type="float">
            <text:p>22.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4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46768" calcext:value-type="float">
            <text:p>22.14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4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2848" calcext:value-type="float">
            <text:p>22.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4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1324" calcext:value-type="float">
            <text:p>22.11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4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10192" calcext:value-type="float">
            <text:p>22.11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4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22384" calcext:value-type="float">
            <text:p>22.12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4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25432" calcext:value-type="float">
            <text:p>22.12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4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37624" calcext:value-type="float">
            <text:p>22.13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4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46768" calcext:value-type="float">
            <text:p>22.14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4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55912" calcext:value-type="float">
            <text:p>22.15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4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77248" calcext:value-type="float">
            <text:p>22.17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4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13824" calcext:value-type="float">
            <text:p>22.21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4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504" calcext:value-type="float">
            <text:p>22.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4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02216" calcext:value-type="float">
            <text:p>22.30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4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60128" calcext:value-type="float">
            <text:p>22.36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4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14992" calcext:value-type="float">
            <text:p>22.41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4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4852" calcext:value-type="float">
            <text:p>22.44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4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66808" calcext:value-type="float">
            <text:p>22.46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4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9424" calcext:value-type="float">
            <text:p>22.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4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97288" calcext:value-type="float">
            <text:p>22.49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4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88144" calcext:value-type="float">
            <text:p>22.48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4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88144" calcext:value-type="float">
            <text:p>22.48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4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88144" calcext:value-type="float">
            <text:p>22.48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4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66808" calcext:value-type="float">
            <text:p>22.46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4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54616" calcext:value-type="float">
            <text:p>22.45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4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60712" calcext:value-type="float">
            <text:p>22.46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4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72904" calcext:value-type="float">
            <text:p>22.47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4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66808" calcext:value-type="float">
            <text:p>22.46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4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82048" calcext:value-type="float">
            <text:p>22.48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4-10-01 18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72904" calcext:value-type="float">
            <text:p>22.47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66808" calcext:value-type="float">
            <text:p>22.46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4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85096" calcext:value-type="float">
            <text:p>22.48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4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97288" calcext:value-type="float">
            <text:p>22.49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4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97288" calcext:value-type="float">
            <text:p>22.49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4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97288" calcext:value-type="float">
            <text:p>22.49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4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0336" calcext:value-type="float">
            <text:p>22.50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4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9424" calcext:value-type="float">
            <text:p>22.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4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91192" calcext:value-type="float">
            <text:p>22.49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4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88144" calcext:value-type="float">
            <text:p>22.48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4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85096" calcext:value-type="float">
            <text:p>22.48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4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85096" calcext:value-type="float">
            <text:p>22.48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4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85096" calcext:value-type="float">
            <text:p>22.48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4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88144" calcext:value-type="float">
            <text:p>22.48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4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97288" calcext:value-type="float">
            <text:p>22.49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4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18624" calcext:value-type="float">
            <text:p>22.51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4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996" calcext:value-type="float">
            <text:p>22.53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4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61296" calcext:value-type="float">
            <text:p>22.56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4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3488" calcext:value-type="float">
            <text:p>22.57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4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64344" calcext:value-type="float">
            <text:p>22.56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4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52152" calcext:value-type="float">
            <text:p>22.55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4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27768" calcext:value-type="float">
            <text:p>22.52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4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18624" calcext:value-type="float">
            <text:p>22.51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4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3384" calcext:value-type="float">
            <text:p>22.50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4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97288" calcext:value-type="float">
            <text:p>22.49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4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9424" calcext:value-type="float">
            <text:p>22.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4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0336" calcext:value-type="float">
            <text:p>22.50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4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3384" calcext:value-type="float">
            <text:p>22.50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4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3384" calcext:value-type="float">
            <text:p>22.50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4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948" calcext:value-type="float">
            <text:p>22.50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4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12528" calcext:value-type="float">
            <text:p>22.51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21672" calcext:value-type="float">
            <text:p>22.52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4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43008" calcext:value-type="float">
            <text:p>22.54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4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552" calcext:value-type="float">
            <text:p>22.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4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58248" calcext:value-type="float">
            <text:p>22.55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4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61296" calcext:value-type="float">
            <text:p>22.56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4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61296" calcext:value-type="float">
            <text:p>22.56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4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3488" calcext:value-type="float">
            <text:p>22.57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4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6536" calcext:value-type="float">
            <text:p>22.57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4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82632" calcext:value-type="float">
            <text:p>22.58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4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94824" calcext:value-type="float">
            <text:p>22.59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4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07016" calcext:value-type="float">
            <text:p>22.60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4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97872" calcext:value-type="float">
            <text:p>22.59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4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8568" calcext:value-type="float">
            <text:p>22.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4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8568" calcext:value-type="float">
            <text:p>22.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4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88728" calcext:value-type="float">
            <text:p>22.58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4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88728" calcext:value-type="float">
            <text:p>22.58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4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82632" calcext:value-type="float">
            <text:p>22.58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4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6536" calcext:value-type="float">
            <text:p>22.57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4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67392" calcext:value-type="float">
            <text:p>22.56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4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552" calcext:value-type="float">
            <text:p>22.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4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58248" calcext:value-type="float">
            <text:p>22.55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4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64344" calcext:value-type="float">
            <text:p>22.56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4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49104" calcext:value-type="float">
            <text:p>22.54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4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6912" calcext:value-type="float">
            <text:p>22.53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4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6912" calcext:value-type="float">
            <text:p>22.53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4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49104" calcext:value-type="float">
            <text:p>22.54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4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49104" calcext:value-type="float">
            <text:p>22.54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4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6912" calcext:value-type="float">
            <text:p>22.53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4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996" calcext:value-type="float">
            <text:p>22.53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4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0816" calcext:value-type="float">
            <text:p>22.53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4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21672" calcext:value-type="float">
            <text:p>22.52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12528" calcext:value-type="float">
            <text:p>22.51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4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3384" calcext:value-type="float">
            <text:p>22.50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4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9424" calcext:value-type="float">
            <text:p>22.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4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85096" calcext:value-type="float">
            <text:p>22.48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4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79" calcext:value-type="float">
            <text:p>22.4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4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69856" calcext:value-type="float">
            <text:p>22.46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4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57664" calcext:value-type="float">
            <text:p>22.45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4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57664" calcext:value-type="float">
            <text:p>22.45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4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69856" calcext:value-type="float">
            <text:p>22.46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4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75952" calcext:value-type="float">
            <text:p>22.47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4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82048" calcext:value-type="float">
            <text:p>22.48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4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91192" calcext:value-type="float">
            <text:p>22.49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4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97288" calcext:value-type="float">
            <text:p>22.49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4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948" calcext:value-type="float">
            <text:p>22.50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4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6912" calcext:value-type="float">
            <text:p>22.53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4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996" calcext:value-type="float">
            <text:p>22.53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4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46056" calcext:value-type="float">
            <text:p>22.54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4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58248" calcext:value-type="float">
            <text:p>22.55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4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6536" calcext:value-type="float">
            <text:p>22.57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4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97872" calcext:value-type="float">
            <text:p>22.59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4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07016" calcext:value-type="float">
            <text:p>22.60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4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97872" calcext:value-type="float">
            <text:p>22.59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4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94824" calcext:value-type="float">
            <text:p>22.59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4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94824" calcext:value-type="float">
            <text:p>22.59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4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8568" calcext:value-type="float">
            <text:p>22.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4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8568" calcext:value-type="float">
            <text:p>22.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4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0092" calcext:value-type="float">
            <text:p>22.60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4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0092" calcext:value-type="float">
            <text:p>22.60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4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88728" calcext:value-type="float">
            <text:p>22.58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4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82632" calcext:value-type="float">
            <text:p>22.58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4-07-01 18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044" calcext:value-type="float">
            <text:p>22.57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67392" calcext:value-type="float">
            <text:p>22.56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4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64344" calcext:value-type="float">
            <text:p>22.56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4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43008" calcext:value-type="float">
            <text:p>22.54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4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2472" calcext:value-type="float">
            <text:p>22.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4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3864" calcext:value-type="float">
            <text:p>22.53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4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46056" calcext:value-type="float">
            <text:p>22.54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4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6912" calcext:value-type="float">
            <text:p>22.53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4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15576" calcext:value-type="float">
            <text:p>22.51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4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948" calcext:value-type="float">
            <text:p>22.50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4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948" calcext:value-type="float">
            <text:p>22.50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4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21672" calcext:value-type="float">
            <text:p>22.52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4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2472" calcext:value-type="float">
            <text:p>22.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4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12528" calcext:value-type="float">
            <text:p>22.51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4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948" calcext:value-type="float">
            <text:p>22.50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4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6432" calcext:value-type="float">
            <text:p>22.50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4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0336" calcext:value-type="float">
            <text:p>22.50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4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6432" calcext:value-type="float">
            <text:p>22.50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4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2472" calcext:value-type="float">
            <text:p>22.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4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6912" calcext:value-type="float">
            <text:p>22.53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4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996" calcext:value-type="float">
            <text:p>22.53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4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996" calcext:value-type="float">
            <text:p>22.53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4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996" calcext:value-type="float">
            <text:p>22.53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4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2472" calcext:value-type="float">
            <text:p>22.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4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3384" calcext:value-type="float">
            <text:p>22.50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4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79" calcext:value-type="float">
            <text:p>22.4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4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51568" calcext:value-type="float">
            <text:p>22.45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4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24136" calcext:value-type="float">
            <text:p>22.42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4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1804" calcext:value-type="float">
            <text:p>22.41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4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08896" calcext:value-type="float">
            <text:p>22.40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4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99752" calcext:value-type="float">
            <text:p>22.39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90608" calcext:value-type="float">
            <text:p>22.39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4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7232" calcext:value-type="float">
            <text:p>22.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4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63176" calcext:value-type="float">
            <text:p>22.36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4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90608" calcext:value-type="float">
            <text:p>22.39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4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4852" calcext:value-type="float">
            <text:p>22.44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4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51568" calcext:value-type="float">
            <text:p>22.45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4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39376" calcext:value-type="float">
            <text:p>22.43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4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36328" calcext:value-type="float">
            <text:p>22.43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4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3328" calcext:value-type="float">
            <text:p>22.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4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30232" calcext:value-type="float">
            <text:p>22.43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4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24136" calcext:value-type="float">
            <text:p>22.42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4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028" calcext:value-type="float">
            <text:p>22.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4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81464" calcext:value-type="float">
            <text:p>22.38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4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69272" calcext:value-type="float">
            <text:p>22.36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4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50984" calcext:value-type="float">
            <text:p>22.35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4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4184" calcext:value-type="float">
            <text:p>22.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4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38792" calcext:value-type="float">
            <text:p>22.33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4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05264" calcext:value-type="float">
            <text:p>22.30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4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05264" calcext:value-type="float">
            <text:p>22.30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4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9612" calcext:value-type="float">
            <text:p>22.29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4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02216" calcext:value-type="float">
            <text:p>22.30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4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20504" calcext:value-type="float">
            <text:p>22.32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4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66224" calcext:value-type="float">
            <text:p>22.36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4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8756" calcext:value-type="float">
            <text:p>22.38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4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93656" calcext:value-type="float">
            <text:p>22.39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4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08896" calcext:value-type="float">
            <text:p>22.40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4-05-05 17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42424" calcext:value-type="float">
            <text:p>22.44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4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54616" calcext:value-type="float">
            <text:p>22.45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4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45472" calcext:value-type="float">
            <text:p>22.44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4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30232" calcext:value-type="float">
            <text:p>22.43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4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30232" calcext:value-type="float">
            <text:p>22.43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05848" calcext:value-type="float">
            <text:p>22.40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4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5708" calcext:value-type="float">
            <text:p>22.35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4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29648" calcext:value-type="float">
            <text:p>22.32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4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05264" calcext:value-type="float">
            <text:p>22.30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4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86976" calcext:value-type="float">
            <text:p>22.28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4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68688" calcext:value-type="float">
            <text:p>22.26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4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44304" calcext:value-type="float">
            <text:p>22.24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4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29064" calcext:value-type="float">
            <text:p>22.22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4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26016" calcext:value-type="float">
            <text:p>22.22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4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38208" calcext:value-type="float">
            <text:p>22.23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4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38208" calcext:value-type="float">
            <text:p>22.23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4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3516" calcext:value-type="float">
            <text:p>22.23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4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29064" calcext:value-type="float">
            <text:p>22.22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4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38208" calcext:value-type="float">
            <text:p>22.23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4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38208" calcext:value-type="float">
            <text:p>22.23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4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41256" calcext:value-type="float">
            <text:p>22.24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4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1992" calcext:value-type="float">
            <text:p>22.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4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47352" calcext:value-type="float">
            <text:p>22.24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4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77832" calcext:value-type="float">
            <text:p>22.27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4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02216" calcext:value-type="float">
            <text:p>22.30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4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23552" calcext:value-type="float">
            <text:p>22.32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4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38792" calcext:value-type="float">
            <text:p>22.33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4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14408" calcext:value-type="float">
            <text:p>22.31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4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08312" calcext:value-type="float">
            <text:p>22.30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4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29648" calcext:value-type="float">
            <text:p>22.32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4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60128" calcext:value-type="float">
            <text:p>22.36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4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38792" calcext:value-type="float">
            <text:p>22.33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4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29648" calcext:value-type="float">
            <text:p>22.32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4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35744" calcext:value-type="float">
            <text:p>22.33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4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35744" calcext:value-type="float">
            <text:p>22.33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35744" calcext:value-type="float">
            <text:p>22.33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4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63176" calcext:value-type="float">
            <text:p>22.36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4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66224" calcext:value-type="float">
            <text:p>22.36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4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84512" calcext:value-type="float">
            <text:p>22.38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4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3328" calcext:value-type="float">
            <text:p>22.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4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69856" calcext:value-type="float">
            <text:p>22.46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4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60712" calcext:value-type="float">
            <text:p>22.46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4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45472" calcext:value-type="float">
            <text:p>22.44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4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39376" calcext:value-type="float">
            <text:p>22.43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4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14992" calcext:value-type="float">
            <text:p>22.41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4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99752" calcext:value-type="float">
            <text:p>22.39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4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05848" calcext:value-type="float">
            <text:p>22.40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4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028" calcext:value-type="float">
            <text:p>22.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4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84512" calcext:value-type="float">
            <text:p>22.38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4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63176" calcext:value-type="float">
            <text:p>22.36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4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32696" calcext:value-type="float">
            <text:p>22.33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4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69272" calcext:value-type="float">
            <text:p>22.36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4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90608" calcext:value-type="float">
            <text:p>22.39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4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99752" calcext:value-type="float">
            <text:p>22.39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4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50984" calcext:value-type="float">
            <text:p>22.35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4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266" calcext:value-type="float">
            <text:p>22.32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4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63176" calcext:value-type="float">
            <text:p>22.36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4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7232" calcext:value-type="float">
            <text:p>22.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4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54032" calcext:value-type="float">
            <text:p>22.35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4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47936" calcext:value-type="float">
            <text:p>22.34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4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5708" calcext:value-type="float">
            <text:p>22.35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4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78416" calcext:value-type="float">
            <text:p>22.37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4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1804" calcext:value-type="float">
            <text:p>22.41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4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45472" calcext:value-type="float">
            <text:p>22.44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4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4852" calcext:value-type="float">
            <text:p>22.44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4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69856" calcext:value-type="float">
            <text:p>22.46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69856" calcext:value-type="float">
            <text:p>22.46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4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82048" calcext:value-type="float">
            <text:p>22.48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4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79" calcext:value-type="float">
            <text:p>22.4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4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91192" calcext:value-type="float">
            <text:p>22.49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4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88144" calcext:value-type="float">
            <text:p>22.48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4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51568" calcext:value-type="float">
            <text:p>22.45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4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39376" calcext:value-type="float">
            <text:p>22.43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4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24136" calcext:value-type="float">
            <text:p>22.42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4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90608" calcext:value-type="float">
            <text:p>22.39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4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8756" calcext:value-type="float">
            <text:p>22.38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4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81464" calcext:value-type="float">
            <text:p>22.38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4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7232" calcext:value-type="float">
            <text:p>22.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4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81464" calcext:value-type="float">
            <text:p>22.38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4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84512" calcext:value-type="float">
            <text:p>22.38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4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5708" calcext:value-type="float">
            <text:p>22.35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4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78416" calcext:value-type="float">
            <text:p>22.37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4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8756" calcext:value-type="float">
            <text:p>22.38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4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36328" calcext:value-type="float">
            <text:p>22.43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4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57664" calcext:value-type="float">
            <text:p>22.45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4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60712" calcext:value-type="float">
            <text:p>22.46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4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72904" calcext:value-type="float">
            <text:p>22.47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4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91192" calcext:value-type="float">
            <text:p>22.49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4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6432" calcext:value-type="float">
            <text:p>22.50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4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85096" calcext:value-type="float">
            <text:p>22.48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4-02-04 16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54616" calcext:value-type="float">
            <text:p>22.45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4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69856" calcext:value-type="float">
            <text:p>22.46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4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3328" calcext:value-type="float">
            <text:p>22.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4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21088" calcext:value-type="float">
            <text:p>22.42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08896" calcext:value-type="float">
            <text:p>22.40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4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96704" calcext:value-type="float">
            <text:p>22.39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4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8756" calcext:value-type="float">
            <text:p>22.38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4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44888" calcext:value-type="float">
            <text:p>22.34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4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93072" calcext:value-type="float">
            <text:p>22.29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4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9612" calcext:value-type="float">
            <text:p>22.29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4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23552" calcext:value-type="float">
            <text:p>22.32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4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7232" calcext:value-type="float">
            <text:p>22.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4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54032" calcext:value-type="float">
            <text:p>22.35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4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29648" calcext:value-type="float">
            <text:p>22.32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4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14408" calcext:value-type="float">
            <text:p>22.31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4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02216" calcext:value-type="float">
            <text:p>22.30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4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1136" calcext:value-type="float">
            <text:p>22.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4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08312" calcext:value-type="float">
            <text:p>22.30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4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90024" calcext:value-type="float">
            <text:p>22.29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4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6564" calcext:value-type="float">
            <text:p>22.26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4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59544" calcext:value-type="float">
            <text:p>22.25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4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29064" calcext:value-type="float">
            <text:p>22.22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4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92488" calcext:value-type="float">
            <text:p>22.19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4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10776" calcext:value-type="float">
            <text:p>22.21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4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742" calcext:value-type="float">
            <text:p>22.1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4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77248" calcext:value-type="float">
            <text:p>22.17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4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95536" calcext:value-type="float">
            <text:p>22.19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4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92488" calcext:value-type="float">
            <text:p>22.19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4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8944" calcext:value-type="float">
            <text:p>22.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4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71152" calcext:value-type="float">
            <text:p>22.17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4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94952" calcext:value-type="float">
            <text:p>22.09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4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19336" calcext:value-type="float">
            <text:p>22.11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4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52864" calcext:value-type="float">
            <text:p>22.15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4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25432" calcext:value-type="float">
            <text:p>22.12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4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34576" calcext:value-type="float">
            <text:p>22.13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71152" calcext:value-type="float">
            <text:p>22.17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3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65056" calcext:value-type="float">
            <text:p>22.16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3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62008" calcext:value-type="float">
            <text:p>22.16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3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8944" calcext:value-type="float">
            <text:p>22.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3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3516" calcext:value-type="float">
            <text:p>22.23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3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44304" calcext:value-type="float">
            <text:p>22.24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3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59544" calcext:value-type="float">
            <text:p>22.25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3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83928" calcext:value-type="float">
            <text:p>22.28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3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74784" calcext:value-type="float">
            <text:p>22.27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3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26016" calcext:value-type="float">
            <text:p>22.22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3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07728" calcext:value-type="float">
            <text:p>22.20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3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47352" calcext:value-type="float">
            <text:p>22.24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3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8088" calcext:value-type="float">
            <text:p>22.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3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266" calcext:value-type="float">
            <text:p>22.32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3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60128" calcext:value-type="float">
            <text:p>22.36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3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8756" calcext:value-type="float">
            <text:p>22.38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3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96704" calcext:value-type="float">
            <text:p>22.39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3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5708" calcext:value-type="float">
            <text:p>22.35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3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93656" calcext:value-type="float">
            <text:p>22.39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3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3328" calcext:value-type="float">
            <text:p>22.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3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08896" calcext:value-type="float">
            <text:p>22.40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3-12-10 18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96704" calcext:value-type="float">
            <text:p>22.39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3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75368" calcext:value-type="float">
            <text:p>22.37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3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028" calcext:value-type="float">
            <text:p>22.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3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45472" calcext:value-type="float">
            <text:p>22.44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3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14992" calcext:value-type="float">
            <text:p>22.41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3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90608" calcext:value-type="float">
            <text:p>22.39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3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69272" calcext:value-type="float">
            <text:p>22.36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3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4184" calcext:value-type="float">
            <text:p>22.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3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35744" calcext:value-type="float">
            <text:p>22.33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3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63176" calcext:value-type="float">
            <text:p>22.36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81464" calcext:value-type="float">
            <text:p>22.38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3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93656" calcext:value-type="float">
            <text:p>22.39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3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90608" calcext:value-type="float">
            <text:p>22.39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3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8756" calcext:value-type="float">
            <text:p>22.38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3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69272" calcext:value-type="float">
            <text:p>22.36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3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30232" calcext:value-type="float">
            <text:p>22.43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3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82048" calcext:value-type="float">
            <text:p>22.48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3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82048" calcext:value-type="float">
            <text:p>22.48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3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75952" calcext:value-type="float">
            <text:p>22.47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3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69856" calcext:value-type="float">
            <text:p>22.46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3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6376" calcext:value-type="float">
            <text:p>22.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3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72904" calcext:value-type="float">
            <text:p>22.47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3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54616" calcext:value-type="float">
            <text:p>22.45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3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27184" calcext:value-type="float">
            <text:p>22.42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3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3328" calcext:value-type="float">
            <text:p>22.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3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42424" calcext:value-type="float">
            <text:p>22.44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3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72904" calcext:value-type="float">
            <text:p>22.47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3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12528" calcext:value-type="float">
            <text:p>22.51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3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3384" calcext:value-type="float">
            <text:p>22.50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3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85096" calcext:value-type="float">
            <text:p>22.48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3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91192" calcext:value-type="float">
            <text:p>22.49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3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82048" calcext:value-type="float">
            <text:p>22.48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3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88144" calcext:value-type="float">
            <text:p>22.48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3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9424" calcext:value-type="float">
            <text:p>22.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3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66808" calcext:value-type="float">
            <text:p>22.46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3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66808" calcext:value-type="float">
            <text:p>22.46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3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72904" calcext:value-type="float">
            <text:p>22.47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3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88144" calcext:value-type="float">
            <text:p>22.48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3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82048" calcext:value-type="float">
            <text:p>22.48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3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69856" calcext:value-type="float">
            <text:p>22.46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91192" calcext:value-type="float">
            <text:p>22.49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3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996" calcext:value-type="float">
            <text:p>22.53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3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61296" calcext:value-type="float">
            <text:p>22.56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3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58248" calcext:value-type="float">
            <text:p>22.55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3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61296" calcext:value-type="float">
            <text:p>22.56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3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82632" calcext:value-type="float">
            <text:p>22.58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3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0092" calcext:value-type="float">
            <text:p>22.60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3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9584" calcext:value-type="float">
            <text:p>22.57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3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61296" calcext:value-type="float">
            <text:p>22.56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3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46056" calcext:value-type="float">
            <text:p>22.54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3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58248" calcext:value-type="float">
            <text:p>22.55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3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61296" calcext:value-type="float">
            <text:p>22.56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3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61296" calcext:value-type="float">
            <text:p>22.56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3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3488" calcext:value-type="float">
            <text:p>22.57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3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3488" calcext:value-type="float">
            <text:p>22.57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3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3488" calcext:value-type="float">
            <text:p>22.57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3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94824" calcext:value-type="float">
            <text:p>22.59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3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616" calcext:value-type="float">
            <text:p>22.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3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28352" calcext:value-type="float">
            <text:p>22.62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3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314" calcext:value-type="float">
            <text:p>22.63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3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25304" calcext:value-type="float">
            <text:p>22.62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3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34448" calcext:value-type="float">
            <text:p>22.63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3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34448" calcext:value-type="float">
            <text:p>22.63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3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28352" calcext:value-type="float">
            <text:p>22.62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3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25304" calcext:value-type="float">
            <text:p>22.62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3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9208" calcext:value-type="float">
            <text:p>22.61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3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314" calcext:value-type="float">
            <text:p>22.63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3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52736" calcext:value-type="float">
            <text:p>22.65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3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6188" calcext:value-type="float">
            <text:p>22.66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3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1024" calcext:value-type="float">
            <text:p>22.67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3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6264" calcext:value-type="float">
            <text:p>22.68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6264" calcext:value-type="float">
            <text:p>22.68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3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9236" calcext:value-type="float">
            <text:p>22.69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3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9236" calcext:value-type="float">
            <text:p>22.69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3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3216" calcext:value-type="float">
            <text:p>22.68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3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64928" calcext:value-type="float">
            <text:p>22.66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3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58832" calcext:value-type="float">
            <text:p>22.65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3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67976" calcext:value-type="float">
            <text:p>22.66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3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67976" calcext:value-type="float">
            <text:p>22.66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3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64928" calcext:value-type="float">
            <text:p>22.66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3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0168" calcext:value-type="float">
            <text:p>22.68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3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47224" calcext:value-type="float">
            <text:p>22.74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3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5332" calcext:value-type="float">
            <text:p>22.75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3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50272" calcext:value-type="float">
            <text:p>22.75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3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44176" calcext:value-type="float">
            <text:p>22.74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3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44176" calcext:value-type="float">
            <text:p>22.74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3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31984" calcext:value-type="float">
            <text:p>22.73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3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076" calcext:value-type="float">
            <text:p>22.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3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9312" calcext:value-type="float">
            <text:p>22.68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3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9236" calcext:value-type="float">
            <text:p>22.69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3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01504" calcext:value-type="float">
            <text:p>22.70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3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01504" calcext:value-type="float">
            <text:p>22.70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3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6264" calcext:value-type="float">
            <text:p>22.68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3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0168" calcext:value-type="float">
            <text:p>22.68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3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6264" calcext:value-type="float">
            <text:p>22.68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3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95408" calcext:value-type="float">
            <text:p>22.69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3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98456" calcext:value-type="float">
            <text:p>22.69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3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95408" calcext:value-type="float">
            <text:p>22.69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3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9312" calcext:value-type="float">
            <text:p>22.68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3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0168" calcext:value-type="float">
            <text:p>22.68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3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1024" calcext:value-type="float">
            <text:p>22.67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64928" calcext:value-type="float">
            <text:p>22.66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3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1024" calcext:value-type="float">
            <text:p>22.67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3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64928" calcext:value-type="float">
            <text:p>22.66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3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55784" calcext:value-type="float">
            <text:p>22.65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3-08-27 16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58832" calcext:value-type="float">
            <text:p>22.65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3-07-03 14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0092" calcext:value-type="float">
            <text:p>22.60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3-04-02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66224" calcext:value-type="float">
            <text:p>22.36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3-03-01 16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3384" calcext:value-type="float">
            <text:p>22.50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2-11-07 19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06304" calcext:value-type="float">
            <text:p>23.00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2-07-06 16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16616" calcext:value-type="float">
            <text:p>23.21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2-04-19 14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076" calcext:value-type="float">
            <text:p>22.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2-01-23 20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2952" calcext:value-type="float">
            <text:p>22.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1-10-06 19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50144" calcext:value-type="float">
            <text:p>23.25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1-07-07 15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89768" calcext:value-type="float">
            <text:p>23.28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1-04-22 16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8756" calcext:value-type="float">
            <text:p>22.38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1-02-15 20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6096" calcext:value-type="float">
            <text:p>22.86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0-10-15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28224" calcext:value-type="float">
            <text:p>23.12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0-07-09 12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28352" calcext:value-type="float">
            <text:p>22.62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0-05-06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1804" calcext:value-type="float">
            <text:p>22.41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10-02-03 17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21088" calcext:value-type="float">
            <text:p>22.42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09-10-06 17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838" calcext:value-type="float">
            <text:p>22.78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09-04-24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456" calcext:value-type="float">
            <text:p>21.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09-02-11 16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4372" calcext:value-type="float">
            <text:p>22.14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08-10-24 15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95408" calcext:value-type="float">
            <text:p>22.69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08-08-01 14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5332" calcext:value-type="float">
            <text:p>22.75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08-04-07 19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24264" calcext:value-type="float">
            <text:p>21.92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08-01-29 18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60128" calcext:value-type="float">
            <text:p>22.36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07-10-02 21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60584" calcext:value-type="float">
            <text:p>22.96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07-08-08 18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" calcext:value-type="float">
            <text:p>22.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07-05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0544" calcext:value-type="float">
            <text:p>22.64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07-01-17 18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08184" calcext:value-type="float">
            <text:p>22.80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06-10-16 19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96" calcext:value-type="float">
            <text:p>23.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06-07-06 17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34" calcext:value-type="float">
            <text:p>23.39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06-06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6408" calcext:value-type="float">
            <text:p>23.07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06-04-05 17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3488" calcext:value-type="float">
            <text:p>22.57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06-01-16 15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22256" calcext:value-type="float">
            <text:p>22.62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05-10-05 17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20376" calcext:value-type="float">
            <text:p>22.82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05-07-11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25888" calcext:value-type="float">
            <text:p>22.72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05-04-05 15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47352" calcext:value-type="float">
            <text:p>22.24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05-01-07 17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21672" calcext:value-type="float">
            <text:p>22.52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04-10-06 14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35616" calcext:value-type="float">
            <text:p>22.83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04-07-28 15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75368" calcext:value-type="float">
            <text:p>22.37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04-04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71864" calcext:value-type="float">
            <text:p>21.77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04-0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0176" calcext:value-type="float">
            <text:p>21.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03-10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87688" calcext:value-type="float">
            <text:p>21.88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03-07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68232" calcext:value-type="float">
            <text:p>21.66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03-05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51824" calcext:value-type="float">
            <text:p>21.45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02-08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35872" calcext:value-type="float">
            <text:p>21.83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02-05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35416" calcext:value-type="float">
            <text:p>21.23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02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87232" calcext:value-type="float">
            <text:p>21.28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01-12-26 2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28152" calcext:value-type="float">
            <text:p>21.02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01-11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13952" calcext:value-type="float">
            <text:p>21.71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01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41384" calcext:value-type="float">
            <text:p>21.74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01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92032" calcext:value-type="float">
            <text:p>21.59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01-01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6312" calcext:value-type="float">
            <text:p>21.54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01-0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64016" calcext:value-type="float">
            <text:p>21.46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00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79712" calcext:value-type="float">
            <text:p>22.07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00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77376" calcext:value-type="float">
            <text:p>21.67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00-05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44688" calcext:value-type="float">
            <text:p>20.74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00-02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16088" calcext:value-type="float">
            <text:p>20.51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2000-0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77048" calcext:value-type="float">
            <text:p>20.57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1999-11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66024" calcext:value-type="float">
            <text:p>20.76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1999-07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05776" calcext:value-type="float">
            <text:p>20.30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1999-05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48576" calcext:value-type="float">
            <text:p>19.84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1999-0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6656" calcext:value-type="float">
            <text:p>19.72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1998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07656" calcext:value-type="float">
            <text:p>20.10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1998-11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76592" calcext:value-type="float">
            <text:p>19.97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1998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85608" calcext:value-type="float">
            <text:p>20.48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1998-04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58432" calcext:value-type="float">
            <text:p>19.45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1998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4436" calcext:value-type="float">
            <text:p>19.64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1998-0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83984" calcext:value-type="float">
            <text:p>19.68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1997-11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67448" calcext:value-type="float">
            <text:p>19.96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1997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406" calcext:value-type="float">
            <text:p>20.04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1997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43192" calcext:value-type="float">
            <text:p>19.44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1997-02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3768" calcext:value-type="float">
            <text:p>19.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1997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60184" calcext:value-type="float">
            <text:p>19.76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1996-10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24904" calcext:value-type="float">
            <text:p>19.42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1996-07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94424" calcext:value-type="float">
            <text:p>19.39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1996-04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1472" calcext:value-type="float">
            <text:p>18.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1996-01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49544" calcext:value-type="float">
            <text:p>18.44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1995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51296" calcext:value-type="float">
            <text:p>18.75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1995-08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166" calcext:value-type="float">
            <text:p>18.51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1995-06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888" calcext:value-type="float">
            <text:p>17.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1995-02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128" calcext:value-type="float">
            <text:p>17.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1994-1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844" calcext:value-type="float">
            <text:p>17.99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1994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888" calcext:value-type="float">
            <text:p>17.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1994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92728" calcext:value-type="float">
            <text:p>16.49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1994-0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15944" calcext:value-type="float">
            <text:p>16.31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1993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888" calcext:value-type="float">
            <text:p>17.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1993-07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1072" calcext:value-type="float">
            <text:p>17.72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1993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97528" calcext:value-type="float">
            <text:p>16.79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1993-02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34232" calcext:value-type="float">
            <text:p>16.33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1992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39032" calcext:value-type="float">
            <text:p>16.63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1992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72104" calcext:value-type="float">
            <text:p>16.07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1992-04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67304" calcext:value-type="float">
            <text:p>15.76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1992-0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008" calcext:value-type="float">
            <text:p>15.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1991-10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488" calcext:value-type="float">
            <text:p>16.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1991-10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75152" calcext:value-type="float">
            <text:p>16.07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1991-07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5736" calcext:value-type="float">
            <text:p>16.17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1991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9576" calcext:value-type="float">
            <text:p>16.41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1991-01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3208" calcext:value-type="float">
            <text:p>16.52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1990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24832" calcext:value-type="float">
            <text:p>17.32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1990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51096" calcext:value-type="float">
            <text:p>17.15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1990-07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0784" calcext:value-type="float">
            <text:p>17.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1990-05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78072" calcext:value-type="float">
            <text:p>16.57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1990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0472" calcext:value-type="float">
            <text:p>16.73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1990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34232" calcext:value-type="float">
            <text:p>16.33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1989-11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348" calcext:value-type="float">
            <text:p>16.41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1989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05048" calcext:value-type="float">
            <text:p>16.00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1989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3436" calcext:value-type="float">
            <text:p>15.83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1989-01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1376" calcext:value-type="float">
            <text:p>15.58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1988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02" calcext:value-type="float">
            <text:p>16.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1988-06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0232" calcext:value-type="float">
            <text:p>14.81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1988-03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0672" calcext:value-type="float">
            <text:p>14.52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1987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9064" calcext:value-type="float">
            <text:p>14.60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1986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9024" calcext:value-type="float">
            <text:p>14.28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1986-08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988" calcext:value-type="float">
            <text:p>14.27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1986-04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224" calcext:value-type="float">
            <text:p>14.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1986-03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316" calcext:value-type="float">
            <text:p>13.85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1985-12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652" calcext:value-type="float">
            <text:p>14.06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1985-10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656" calcext:value-type="float">
            <text:p>14.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1985-08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896" calcext:value-type="float">
            <text:p>14.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1985-04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692" calcext:value-type="float">
            <text:p>13.45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1985-0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912" calcext:value-type="float">
            <text:p>15.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1985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192" calcext:value-type="float">
            <text:p>15.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1984-11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384" calcext:value-type="float">
            <text:p>15.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1984-04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7144" calcext:value-type="float">
            <text:p>14.48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1984-01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284" calcext:value-type="float">
            <text:p>15.10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1983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1088" calcext:value-type="float">
            <text:p>14.80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1983-07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5952" calcext:value-type="float">
            <text:p>14.85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1983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56" calcext:value-type="float">
            <text:p>14.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1983-01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3784" calcext:value-type="float">
            <text:p>14.27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1982-10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87344" calcext:value-type="float">
            <text:p>16.08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1982-07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9952" calcext:value-type="float">
            <text:p>16.37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1982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9744" calcext:value-type="float">
            <text:p>16.23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1982-0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64" calcext:value-type="float">
            <text:p>16.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1981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264" calcext:value-type="float">
            <text:p>17.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1981-10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8736" calcext:value-type="float">
            <text:p>17.31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1981-07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3728" calcext:value-type="float">
            <text:p>16.87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1981-04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6568" calcext:value-type="float">
            <text:p>16.73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1981-0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81576" calcext:value-type="float">
            <text:p>17.18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1980-11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9424" calcext:value-type="float">
            <text:p>17.48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1980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456" calcext:value-type="float">
            <text:p>17.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1980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688" calcext:value-type="float">
            <text:p>16.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1980-06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9448" calcext:value-type="float">
            <text:p>16.91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1980-05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0136" calcext:value-type="float">
            <text:p>17.09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1980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6712" calcext:value-type="float">
            <text:p>17.12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1980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35144" calcext:value-type="float">
            <text:p>17.53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1980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85208" calcext:value-type="float">
            <text:p>17.28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1979-12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84624" calcext:value-type="float">
            <text:p>17.18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1979-1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9384" calcext:value-type="float">
            <text:p>17.16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1979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25544" calcext:value-type="float">
            <text:p>16.92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1979-08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61536" calcext:value-type="float">
            <text:p>16.86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1979-07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0264" calcext:value-type="float">
            <text:p>16.59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1979-06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22624" calcext:value-type="float">
            <text:p>16.42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1979-05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83" calcext:value-type="float">
            <text:p>16.3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1979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11144" calcext:value-type="float">
            <text:p>16.01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1979-03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17824" calcext:value-type="float">
            <text:p>16.11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1979-01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92856" calcext:value-type="float">
            <text:p>15.99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1978-12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916" calcext:value-type="float">
            <text:p>16.13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1978-11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2312" calcext:value-type="float">
            <text:p>16.21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1978-1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3064" calcext:value-type="float">
            <text:p>16.13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1978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04464" calcext:value-type="float">
            <text:p>15.90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1978-07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28264" calcext:value-type="float">
            <text:p>15.82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1978-06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52" calcext:value-type="float">
            <text:p>14.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1978-05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372" calcext:value-type="float">
            <text:p>14.52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1978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18" calcext:value-type="float">
            <text:p>14.40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1978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4264" calcext:value-type="float">
            <text:p>14.30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1978-04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0904" calcext:value-type="float">
            <text:p>14.09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1978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036" calcext:value-type="float">
            <text:p>14.31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1978-02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7104" calcext:value-type="float">
            <text:p>14.16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1978-0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0904" calcext:value-type="float">
            <text:p>14.09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251091115001</text:p>
          </table:table-cell>
          <table:table-cell office:value-type="string" calcext:value-type="string">
            <text:p>EB-1000</text:p>
          </table:table-cell>
          <table:table-cell office:value-type="string" calcext:value-type="string">
            <text:p>1977-1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4288" calcext:value-type="float">
            <text:p>13.73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92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9936" meta:object-count="0"/>
    <meta:user-defined meta:name="AppVersion">3.0</meta:user-defined>
  </office:meta>
</office:document-meta>
</file>